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6845.694" calcext:value-type="float">
            <text:p><text:s/>86,84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6845.694" calcext:value-type="float">
            <text:p><text:s/>86,846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8904227.295" calcext:value-type="float">
            <text:p><text:s/>18,904,227 <text:s/></text:p>
          </table:table-cell>
          <table:table-cell table:style-name="ce42" office:value-type="float" office:value="2766289.004" calcext:value-type="float">
            <text:p><text:s/>2,766,289 <text:s/></text:p>
          </table:table-cell>
          <table:table-cell table:style-name="ce42" office:value-type="float" office:value="15810677.321" calcext:value-type="float">
            <text:p><text:s/>15,810,677 <text:s/></text:p>
          </table:table-cell>
          <table:table-cell table:style-name="ce42" office:value-type="float" office:value="42347.95" calcext:value-type="float">
            <text:p><text:s/>42,348 <text:s/></text:p>
          </table:table-cell>
          <table:table-cell table:style-name="ce42" office:value-type="float" office:value="117937.12" calcext:value-type="float">
            <text:p><text:s/>117,93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975.9" calcext:value-type="float">
            <text:p><text:s/>166,9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81.3" calcext:value-type="float">
            <text:p><text:s/>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81.3" calcext:value-type="float">
            <text:p><text:s/>1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776429.274475344" calcext:value-type="float">
            <text:p><text:s/>776,429 <text:s/></text:p>
          </table:table-cell>
          <table:table-cell table:style-name="ce42" office:value-type="float" office:value="-116070.178" calcext:value-type="float">
            <text:p><text:s/>-116,070 <text:s/></text:p>
          </table:table-cell>
          <table:table-cell table:style-name="ce42" office:value-type="float" office:value="831455.634261828" calcext:value-type="float">
            <text:p><text:s/>831,4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476.26078648321" calcext:value-type="float">
            <text:p><text:s/>-2,47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520.079" calcext:value-type="float">
            <text:p><text:s/>63,5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8214462.4145247" calcext:value-type="float">
            <text:p><text:s/>18,214,462 <text:s/></text:p>
          </table:table-cell>
          <table:table-cell table:style-name="ce43" office:value-type="float" office:value="2882359.182" calcext:value-type="float">
            <text:p><text:s/>2,882,359 <text:s/></text:p>
          </table:table-cell>
          <table:table-cell table:style-name="ce43" office:value-type="float" office:value="15066067.3807382" calcext:value-type="float">
            <text:p><text:s/>15,066,067 <text:s/></text:p>
          </table:table-cell>
          <table:table-cell table:style-name="ce43" office:value-type="float" office:value="42347.95" calcext:value-type="float">
            <text:p><text:s/>42,348 <text:s/></text:p>
          </table:table-cell>
          <table:table-cell table:style-name="ce43" office:value-type="float" office:value="120413.380786483" calcext:value-type="float">
            <text:p><text:s/>120,41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274.521" calcext:value-type="float">
            <text:p><text:s/>103,27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85879.35359" calcext:value-type="float">
            <text:p><text:s/>385,879 <text:s/></text:p>
          </table:table-cell>
          <table:table-cell table:style-name="ce43" office:value-type="float" office:value="88429.047" calcext:value-type="float">
            <text:p><text:s/>88,429 <text:s/></text:p>
          </table:table-cell>
          <table:table-cell table:style-name="ce43" office:value-type="float" office:value="217081.89" calcext:value-type="float">
            <text:p><text:s/>217,0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0368.41659" calcext:value-type="float">
            <text:p><text:s/>80,36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768076.6202956" calcext:value-type="float">
            <text:p><text:s/>16,768,077 <text:s/></text:p>
          </table:table-cell>
          <table:table-cell table:style-name="ce42" office:value-type="float" office:value="2793930.135" calcext:value-type="float">
            <text:p><text:s/>2,793,930 <text:s/></text:p>
          </table:table-cell>
          <table:table-cell table:style-name="ce42" office:value-type="float" office:value="11694734.2389975" calcext:value-type="float">
            <text:p><text:s/>11,694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13.380786483" calcext:value-type="float">
            <text:p><text:s/>120,4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9981.1567116" calcext:value-type="float">
            <text:p><text:s/>1,769,9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958679.297" calcext:value-type="float">
            <text:p><text:s/>2,958,679 <text:s/></text:p>
          </table:table-cell>
          <table:table-cell table:style-name="ce42" office:value-type="float" office:value="2793930.135" calcext:value-type="float">
            <text:p><text:s/>2,793,930 <text:s/></text:p>
          </table:table-cell>
          <table:table-cell table:style-name="ce42" office:value-type="float" office:value="164749.162" calcext:value-type="float">
            <text:p><text:s/>164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178387.3312916" calcext:value-type="float">
            <text:p><text:s/>2,178,3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406.17458" calcext:value-type="float">
            <text:p><text:s/>408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9981.1567116" calcext:value-type="float">
            <text:p><text:s/>1,769,9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424866.71452466" calcext:value-type="float">
            <text:p><text:s/>9,424,8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04453.33373817" calcext:value-type="float">
            <text:p><text:s/>9,304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13.380786483" calcext:value-type="float">
            <text:p><text:s/>120,4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5875.2" calcext:value-type="float">
            <text:p><text:s/>55,8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875.2" calcext:value-type="float">
            <text:p><text:s/>55,8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150268.07747935" calcext:value-type="float">
            <text:p><text:s/>2,150,2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761250.36867935" calcext:value-type="float">
            <text:p><text:s/>1,761,25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621286.424" calcext:value-type="float">
            <text:p><text:s/>3,621,2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43996.4" calcext:value-type="float">
            <text:p><text:s/>2,143,9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621286.424" calcext:value-type="float">
            <text:p><text:s/>3,621,2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43996.4" calcext:value-type="float">
            <text:p><text:s/>2,143,9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68097.6826" calcext:value-type="float">
            <text:p><text:s/>568,09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81035.0074" calcext:value-type="float">
            <text:p><text:s/>281,03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87062.6752" calcext:value-type="float">
            <text:p><text:s/>287,06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753.12031" calcext:value-type="float">
            <text:p><text:s/>5,75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420.61241" calcext:value-type="float">
            <text:p><text:s/>1,42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107942.06172905" calcext:value-type="float">
            <text:p><text:s/>4,107,9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54251.25174065" calcext:value-type="float">
            <text:p><text:s/>3,154,251 <text:s/></text:p>
          </table:table-cell>
          <table:table-cell table:style-name="ce44" office:value-type="float" office:value="42347.95" calcext:value-type="float">
            <text:p><text:s/>42,34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95500.7352884" calcext:value-type="float">
            <text:p><text:s/>395,5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935772.11172905" calcext:value-type="float">
            <text:p><text:s/>3,935,77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54251.25174065" calcext:value-type="float">
            <text:p><text:s/>3,154,25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65678.7352884" calcext:value-type="float">
            <text:p><text:s/>265,67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935736.77172905" calcext:value-type="float">
            <text:p><text:s/>3,935,7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54215.91174065" calcext:value-type="float">
            <text:p><text:s/>3,154,2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678.7352884" calcext:value-type="float">
            <text:p><text:s/>265,6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1189.9935957802" calcext:value-type="float">
            <text:p><text:s/>81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189.9935957802" calcext:value-type="float">
            <text:p><text:s/>81,1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73515.008097544" calcext:value-type="float">
            <text:p><text:s/>273,5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515.008097544" calcext:value-type="float">
            <text:p><text:s/>273,5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59917.70705158" calcext:value-type="float">
            <text:p><text:s/>1,059,9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9917.70705158" calcext:value-type="float">
            <text:p><text:s/>1,059,9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84201.898026226" calcext:value-type="float">
            <text:p><text:s/>184,2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201.898026226" calcext:value-type="float">
            <text:p><text:s/>184,2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0224.896" calcext:value-type="float">
            <text:p>( 30,22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0224.896" calcext:value-type="float">
            <text:p>( 30,2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53977.002026226" calcext:value-type="float">
            <text:p>( 153,97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3977.002026226" calcext:value-type="float">
            <text:p>( 153,97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45820.878736641" calcext:value-type="float">
            <text:p><text:s/>345,8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5820.878736641" calcext:value-type="float">
            <text:p><text:s/>345,8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29297.684288709" calcext:value-type="float">
            <text:p><text:s/>529,2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9297.684288709" calcext:value-type="float">
            <text:p><text:s/>529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97.246" calcext:value-type="float">
            <text:p><text:s/>59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97.246" calcext:value-type="float">
            <text:p><text:s/>59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39593.203" calcext:value-type="float">
            <text:p><text:s/>1,739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9593.203" calcext:value-type="float">
            <text:p><text:s/>1,739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739557.863" calcext:value-type="float">
            <text:p><text:s/>1,739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9557.863" calcext:value-type="float">
            <text:p><text:s/>1,739,5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5.34" calcext:value-type="float">
            <text:p><text:s/>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.34" calcext:value-type="float">
            <text:p><text:s/>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81520.8599884" calcext:value-type="float">
            <text:p><text:s/>781,5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5678.7352884" calcext:value-type="float">
            <text:p><text:s/>265,6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81520.8599884" calcext:value-type="float">
            <text:p><text:s/>781,5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65678.7352884" calcext:value-type="float">
            <text:p><text:s/>265,6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-0.00000424992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424992" calcext:value-type="float">
            <text:p><text:s/>-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5.34" calcext:value-type="float">
            <text:p><text:s/>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.34" calcext:value-type="float">
            <text:p><text:s/>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5.34" calcext:value-type="float">
            <text:p><text:s/>3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5.34" calcext:value-type="float">
            <text:p><text:s/>3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72169.95" calcext:value-type="float">
            <text:p><text:s/>172,1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47.95" calcext:value-type="float">
            <text:p><text:s/>42,3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822" calcext:value-type="float">
            <text:p><text:s/>129,8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72169.95" calcext:value-type="float">
            <text:p><text:s/>172,1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47.95" calcext:value-type="float">
            <text:p><text:s/>42,3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822" calcext:value-type="float">
            <text:p><text:s/>129,8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0068164.84101" calcext:value-type="float">
            <text:p><text:s/>60,068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918273.6397695" calcext:value-type="float">
            <text:p><text:s/>56,918,2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49891.20124049" calcext:value-type="float">
            <text:p><text:s/>3,149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9094007.4" calcext:value-type="float">
            <text:p><text:s/>49,094,0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462347.1987595" calcext:value-type="float">
            <text:p><text:s/>48,462,3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1660.201240492" calcext:value-type="float">
            <text:p><text:s/>631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40495.873878" calcext:value-type="float">
            <text:p><text:s/>140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495.873878" calcext:value-type="float">
            <text:p><text:s/>140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0833661.567132" calcext:value-type="float">
            <text:p><text:s/>10,833,6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15430.567132" calcext:value-type="float">
            <text:p><text:s/>8,315,4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18231" calcext:value-type="float">
            <text:p><text:s/>2,518,2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53757.9" calcext:value-type="float">
            <text:p><text:s/>53,758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125385.9435765" calcext:value-type="float">
            <text:p><text:s/>40,125,386 <text:s/></text:p>
          </table:table-cell>
          <table:table-cell table:style-name="ce42" office:value-type="float" office:value="32859850.5" calcext:value-type="float">
            <text:p><text:s/>32,859,8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9252.19226" calcext:value-type="float">
            <text:p><text:s/>979,2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1318.60378342" calcext:value-type="float">
            <text:p><text:s/>2,381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7.05683" calcext:value-type="float">
            <text:p><text:s/>9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8401.6" calcext:value-type="float">
            <text:p><text:s/>2,318,4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4834.4" calcext:value-type="float">
            <text:p><text:s/>1,384,8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6459.89843716" calcext:value-type="float">
            <text:p><text:s/>1,096,460 <text:s/></text:p>
          </table:table-cell>
          <table:table-cell table:style-name="ce42" office:value-type="float" office:value="554437.8" calcext:value-type="float">
            <text:p><text:s/>554,4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380.437392" calcext:value-type="float">
            <text:p><text:s/>68,3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2998129.3413559" calcext:value-type="float">
            <text:p><text:s/>32,998,129 <text:s/></text:p>
          </table:table-cell>
          <table:table-cell table:style-name="ce43" office:value-type="float" office:value="32359170.6" calcext:value-type="float">
            <text:p><text:s/>32,359,17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09894.698038" calcext:value-type="float">
            <text:p><text:s/>909,8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7306.794" calcext:value-type="float">
            <text:p><text:s/>2,217,3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0602.4" calcext:value-type="float">
            <text:p><text:s/>90,602 <text:s/></text:p>
          </table:table-cell>
          <table:table-cell table:style-name="ce42" office:value-type="float" office:value="250185.7638" calcext:value-type="float">
            <text:p><text:s/>250,186 <text:s/></text:p>
          </table:table-cell>
          <table:table-cell table:style-name="ce42" office:value-type="float" office:value="48229.545" calcext:value-type="float">
            <text:p><text:s/>48,230 <text:s/></text:p>
          </table:table-cell>
          <table:table-cell table:style-name="ce42" office:value-type="float" office:value="38286396.5497205" calcext:value-type="float">
            <text:p><text:s/>38,286,397 <text:s/></text:p>
          </table:table-cell>
          <table:table-cell table:style-name="ce42" office:value-type="float" office:value="32359170.6" calcext:value-type="float">
            <text:p><text:s/>32,359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359170.6" calcext:value-type="float">
            <text:p><text:s/>32,359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7527.36" calcext:value-type="float">
            <text:p><text:s/>5,427,5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4.76" calcext:value-type="float">
            <text:p><text:s/>1,7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0602.4" calcext:value-type="float">
            <text:p><text:s/>90,602 <text:s/></text:p>
          </table:table-cell>
          <table:table-cell table:style-name="ce43" office:value-type="float" office:value="250185.7638" calcext:value-type="float">
            <text:p><text:s/>250,186 <text:s/></text:p>
          </table:table-cell>
          <table:table-cell table:style-name="ce43" office:value-type="float" office:value="48229.545" calcext:value-type="float">
            <text:p><text:s/>48,230 <text:s/></text:p>
          </table:table-cell>
          <table:table-cell table:style-name="ce43" office:value-type="float" office:value="497993.829720504" calcext:value-type="float">
            <text:p><text:s/>497,99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16567.14" calcext:value-type="float">
            <text:p><text:s/>616,567 <text:s/></text:p>
          </table:table-cell>
          <table:table-cell table:style-name="ce42" office:value-type="float" office:value="757526.049" calcext:value-type="float">
            <text:p><text:s/>757,526 <text:s/></text:p>
          </table:table-cell>
          <table:table-cell table:style-name="ce42" office:value-type="float" office:value="103196.835" calcext:value-type="float">
            <text:p><text:s/>103,197 <text:s/></text:p>
          </table:table-cell>
          <table:table-cell table:style-name="ce42" office:value-type="float" office:value="34852863.927246" calcext:value-type="float">
            <text:p><text:s/>34,852,86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100.8" calcext:value-type="float">
            <text:p><text:s/>1,179,101 <text:s/></text:p>
          </table:table-cell>
          <table:table-cell table:style-name="ce42" office:value-type="float" office:value="923164.305246" calcext:value-type="float">
            <text:p><text:s/>923,1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16567.14" calcext:value-type="float">
            <text:p><text:s/>616,567 <text:s/></text:p>
          </table:table-cell>
          <table:table-cell table:style-name="ce42" office:value-type="float" office:value="757526.049" calcext:value-type="float">
            <text:p><text:s/>757,526 <text:s/></text:p>
          </table:table-cell>
          <table:table-cell table:style-name="ce42" office:value-type="float" office:value="103196.835" calcext:value-type="float">
            <text:p><text:s/>103,197 <text:s/></text:p>
          </table:table-cell>
          <table:table-cell table:style-name="ce42" office:value-type="float" office:value="33896122.3798476" calcext:value-type="float">
            <text:p><text:s/>33,896,1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100.8" calcext:value-type="float">
            <text:p><text:s/>1,179,101 <text:s/></text:p>
          </table:table-cell>
          <table:table-cell table:style-name="ce42" office:value-type="float" office:value="901696.4362476" calcext:value-type="float">
            <text:p><text:s/>901,69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6741.5473984" calcext:value-type="float">
            <text:p><text:s/>956,74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467.8689984" calcext:value-type="float">
            <text:p><text:s/>21,4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75790.16" calcext:value-type="float">
            <text:p><text:s/>175,790 <text:s/></text:p>
          </table:table-cell>
          <table:table-cell table:style-name="ce42" office:value-type="float" office:value="364934.5224" calcext:value-type="float">
            <text:p><text:s/>364,935 <text:s/></text:p>
          </table:table-cell>
          <table:table-cell table:style-name="ce42" office:value-type="float" office:value="27373.0002" calcext:value-type="float">
            <text:p><text:s/>27,373 <text:s/></text:p>
          </table:table-cell>
          <table:table-cell table:style-name="ce42" office:value-type="float" office:value="1737095.90953987" calcext:value-type="float">
            <text:p><text:s/>1,737,0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100.8" calcext:value-type="float">
            <text:p><text:s/>1,179,101 <text:s/></text:p>
          </table:table-cell>
          <table:table-cell table:style-name="ce42" office:value-type="float" office:value="13694.476779" calcext:value-type="float">
            <text:p><text:s/>13,6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28" calcext:value-type="float">
            <text:p><text:s/>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1817.86" calcext:value-type="float">
            <text:p><text:s/>111,818 <text:s/></text:p>
          </table:table-cell>
          <table:table-cell table:style-name="ce42" office:value-type="float" office:value="141844.1472" calcext:value-type="float">
            <text:p><text:s/>141,844 <text:s/></text:p>
          </table:table-cell>
          <table:table-cell table:style-name="ce42" office:value-type="float" office:value="27373.0002" calcext:value-type="float">
            <text:p><text:s/>27,373 <text:s/></text:p>
          </table:table-cell>
          <table:table-cell table:style-name="ce42" office:value-type="float" office:value="7779.84" calcext:value-type="float">
            <text:p><text:s/>7,7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3972.3" calcext:value-type="float">
            <text:p><text:s/>63,972 <text:s/></text:p>
          </table:table-cell>
          <table:table-cell table:style-name="ce42" office:value-type="float" office:value="223090.3752" calcext:value-type="float">
            <text:p><text:s/>223,0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.4" calcext:value-type="float">
            <text:p><text:s/>2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8911.47953987" calcext:value-type="float">
            <text:p><text:s/>1,728,9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9100.8" calcext:value-type="float">
            <text:p><text:s/>1,179,101 <text:s/></text:p>
          </table:table-cell>
          <table:table-cell table:style-name="ce42" office:value-type="float" office:value="13694.476779" calcext:value-type="float">
            <text:p><text:s/>13,6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.79" calcext:value-type="float">
            <text:p><text:s/>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1.12" calcext:value-type="float">
            <text:p><text:s/>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26.0259" calcext:value-type="float">
            <text:p><text:s/>3,626 <text:s/></text:p>
          </table:table-cell>
          <table:table-cell table:style-name="ce44" office:value-type="float" office:value="706.482" calcext:value-type="float">
            <text:p><text:s/>70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50174.58" calcext:value-type="float">
            <text:p><text:s/>350,175 <text:s/></text:p>
          </table:table-cell>
          <table:table-cell table:style-name="ce44" office:value-type="float" office:value="138779.7369" calcext:value-type="float">
            <text:p><text:s/>138,780 <text:s/></text:p>
          </table:table-cell>
          <table:table-cell table:style-name="ce44" office:value-type="float" office:value="26887.8078" calcext:value-type="float">
            <text:p><text:s/>26,888 <text:s/></text:p>
          </table:table-cell>
          <table:table-cell table:style-name="ce44" office:value-type="float" office:value="25610194.0153415" calcext:value-type="float">
            <text:p><text:s/>25,610,19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19364.526505" calcext:value-type="float">
            <text:p><text:s/>1,819,36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50174.58" calcext:value-type="float">
            <text:p><text:s/>350,175 <text:s/></text:p>
          </table:table-cell>
          <table:table-cell table:style-name="ce44" office:value-type="float" office:value="138779.7369" calcext:value-type="float">
            <text:p><text:s/>138,780 <text:s/></text:p>
          </table:table-cell>
          <table:table-cell table:style-name="ce44" office:value-type="float" office:value="26887.8078" calcext:value-type="float">
            <text:p><text:s/>26,888 <text:s/></text:p>
          </table:table-cell>
          <table:table-cell table:style-name="ce44" office:value-type="float" office:value="19193007.2978236" calcext:value-type="float">
            <text:p><text:s/>19,193,00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819364.526505" calcext:value-type="float">
            <text:p><text:s/>1,819,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50174.58" calcext:value-type="float">
            <text:p><text:s/>350,175 <text:s/></text:p>
          </table:table-cell>
          <table:table-cell table:style-name="ce42" office:value-type="float" office:value="138779.7369" calcext:value-type="float">
            <text:p><text:s/>138,780 <text:s/></text:p>
          </table:table-cell>
          <table:table-cell table:style-name="ce42" office:value-type="float" office:value="26887.8078" calcext:value-type="float">
            <text:p><text:s/>26,888 <text:s/></text:p>
          </table:table-cell>
          <table:table-cell table:style-name="ce42" office:value-type="float" office:value="6070915.74410535" calcext:value-type="float">
            <text:p><text:s/>6,070,9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3146.137327" calcext:value-type="float">
            <text:p><text:s/>533,1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80.331926" calcext:value-type="float">
            <text:p><text:s/>30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.911926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797.011539217" calcext:value-type="float">
            <text:p><text:s/>420,7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31.68308" calcext:value-type="float">
            <text:p><text:s/>11,5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6563.31807021" calcext:value-type="float">
            <text:p><text:s/>1,136,5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23.810267" calcext:value-type="float">
            <text:p><text:s/>7,9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663.294227" calcext:value-type="float">
            <text:p><text:s/>40,6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8.604227" calcext:value-type="float">
            <text:p><text:s/>3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18.669959" calcext:value-type="float">
            <text:p><text:s/>10,6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5.669959" calcext:value-type="float">
            <text:p><text:s/>1,9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0724.259925338" calcext:value-type="float">
            <text:p><text:s/>460,7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03.614133" calcext:value-type="float">
            <text:p><text:s/>5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62.193447" calcext:value-type="float">
            <text:p><text:s/>10,9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37.433447" calcext:value-type="float">
            <text:p><text:s/>8,2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7402.64488935" calcext:value-type="float">
            <text:p><text:s/>1,437,4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45.5963" calcext:value-type="float">
            <text:p><text:s/>4,9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4639.94736641" calcext:value-type="float">
            <text:p><text:s/>1,414,6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45.5963" calcext:value-type="float">
            <text:p><text:s/>4,9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95222.36228525" calcext:value-type="float">
            <text:p>( 1,295,22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45.5963" calcext:value-type="float">
            <text:p>( 4,94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417.585081157" calcext:value-type="float">
            <text:p>( 119,418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85.9175442456" calcext:value-type="float">
            <text:p><text:s/>22,5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79978702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76" calcext:value-type="float">
            <text:p><text:s/>17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184.431255" calcext:value-type="float">
            <text:p><text:s/>143,1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68.751255" calcext:value-type="float">
            <text:p><text:s/>5,1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135.19282768" calcext:value-type="float">
            <text:p><text:s/>80,1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72.985382" calcext:value-type="float">
            <text:p><text:s/>4,67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33591.4880308" calcext:value-type="float">
            <text:p><text:s/>233,59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4672.248792" calcext:value-type="float">
            <text:p><text:s/>34,6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3429.249615" calcext:value-type="float">
            <text:p><text:s/>653,4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182.839615" calcext:value-type="float">
            <text:p><text:s/>119,1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272.815216" calcext:value-type="float">
            <text:p><text:s/>145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7.585216" calcext:value-type="float">
            <text:p><text:s/>2,5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156.434399" calcext:value-type="float">
            <text:p><text:s/>508,1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635.254399" calcext:value-type="float">
            <text:p><text:s/>116,6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5436.515794" calcext:value-type="float">
            <text:p>( 55,43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5436.515794" calcext:value-type="float">
            <text:p>( 55,43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613.805816" calcext:value-type="float">
            <text:p>( 7,61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613.805816" calcext:value-type="float">
            <text:p>( 7,61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50174.58" calcext:value-type="float">
            <text:p><text:s/>350,175 <text:s/></text:p>
          </table:table-cell>
          <table:table-cell table:style-name="ce42" office:value-type="float" office:value="138779.7369" calcext:value-type="float">
            <text:p><text:s/>138,780 <text:s/></text:p>
          </table:table-cell>
          <table:table-cell table:style-name="ce42" office:value-type="float" office:value="26887.8078" calcext:value-type="float">
            <text:p><text:s/>26,888 <text:s/></text:p>
          </table:table-cell>
          <table:table-cell table:style-name="ce42" office:value-type="float" office:value="749135.655503" calcext:value-type="float">
            <text:p><text:s/>749,1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578.729703" calcext:value-type="float">
            <text:p><text:s/>60,5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50174.58" calcext:value-type="float">
            <text:p><text:s/>350,175 <text:s/></text:p>
          </table:table-cell>
          <table:table-cell table:style-name="ce42" office:value-type="float" office:value="138779.7369" calcext:value-type="float">
            <text:p><text:s/>138,780 <text:s/></text:p>
          </table:table-cell>
          <table:table-cell table:style-name="ce42" office:value-type="float" office:value="26887.8078" calcext:value-type="float">
            <text:p><text:s/>26,888 <text:s/></text:p>
          </table:table-cell>
          <table:table-cell table:style-name="ce42" office:value-type="float" office:value="638153.086451" calcext:value-type="float">
            <text:p><text:s/>638,1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598.520651" calcext:value-type="float">
            <text:p><text:s/>40,5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982.569052" calcext:value-type="float">
            <text:p><text:s/>110,9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980.209052" calcext:value-type="float">
            <text:p><text:s/>19,9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7.4" calcext:value-type="float">
            <text:p>( 25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327.489498" calcext:value-type="float">
            <text:p><text:s/>121,3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182.219498" calcext:value-type="float">
            <text:p><text:s/>46,18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857.661223" calcext:value-type="float">
            <text:p><text:s/>21,85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451.061223" calcext:value-type="float">
            <text:p><text:s/>3,4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14.9787101176" calcext:value-type="float">
            <text:p><text:s/>83,0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75.058722" calcext:value-type="float">
            <text:p><text:s/>13,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41.050995" calcext:value-type="float">
            <text:p><text:s/>57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860.790995" calcext:value-type="float">
            <text:p><text:s/>19,8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058.858803" calcext:value-type="float">
            <text:p><text:s/>210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5666.128803" calcext:value-type="float">
            <text:p><text:s/>185,6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.113661636" calcext:value-type="float">
            <text:p><text:s/>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184.85" calcext:value-type="float">
            <text:p><text:s/>169,1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32260.167252" calcext:value-type="float">
            <text:p><text:s/>10,032,2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01.897252" calcext:value-type="float">
            <text:p><text:s/>7,5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8383.05" calcext:value-type="float">
            <text:p><text:s/>358,3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23827.317252" calcext:value-type="float">
            <text:p><text:s/>9,323,8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01.897252" calcext:value-type="float">
            <text:p><text:s/>7,5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74.4" calcext:value-type="float">
            <text:p><text:s/>42,5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475.4" calcext:value-type="float">
            <text:p><text:s/>307,4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9975.25" calcext:value-type="float">
            <text:p><text:s/>899,9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7.93" calcext:value-type="float">
            <text:p><text:s/>1,8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98077.32" calcext:value-type="float">
            <text:p><text:s/>898,07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1139.64454028" calcext:value-type="float">
            <text:p><text:s/>911,1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7585.85" calcext:value-type="float">
            <text:p><text:s/>177,5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62.79" calcext:value-type="float">
            <text:p><text:s/>18,7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90.96" calcext:value-type="float">
            <text:p><text:s/>5,6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2.16" calcext:value-type="float">
            <text:p><text:s/>6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95.56" calcext:value-type="float">
            <text:p><text:s/>1,5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9153.73454028" calcext:value-type="float">
            <text:p><text:s/>599,1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7728.59" calcext:value-type="float">
            <text:p><text:s/>107,72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78716.491926" calcext:value-type="float">
            <text:p><text:s/>1,278,71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78716.491926" calcext:value-type="float">
            <text:p><text:s/>1,278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7186.71751788" calcext:value-type="float">
            <text:p><text:s/>6,417,1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7186.71751788" calcext:value-type="float">
            <text:p><text:s/>6,417,1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040596.56" calcext:value-type="float">
            <text:p>( 4,040,59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42876.544246" calcext:value-type="float">
            <text:p><text:s/>28,142,8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090028.916" calcext:value-type="float">
            <text:p><text:s/>25,090,0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7.126122" calcext:value-type="float">
            <text:p><text:s/>4,8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8030.502124" calcext:value-type="float">
            <text:p><text:s/>3,048,0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0380.18" calcext:value-type="float">
            <text:p><text:s/>850,380 <text:s/></text:p>
          </table:table-cell>
          <table:table-cell table:style-name="ce42" office:value-type="float" office:value="1634645.22" calcext:value-type="float">
            <text:p><text:s/>1,634,645 <text:s/></text:p>
          </table:table-cell>
          <table:table-cell table:style-name="ce42" office:value-type="float" office:value="1305771.48" calcext:value-type="float">
            <text:p><text:s/>1,305,7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6770.4" calcext:value-type="float">
            <text:p><text:s/>556,7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119.254154844" calcext:value-type="float">
            <text:p><text:s/>118,1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.5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0" calcext:value-type="float">
            <text:p><text:s/>220 <text:s/></text:p>
          </table:table-cell>
          <table:table-cell table:style-name="ce42" office:value-type="float" office:value="1384614.4" calcext:value-type="float">
            <text:p><text:s/>1,384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773.781845156" calcext:value-type="float">
            <text:p><text:s/>141,774 <text:s/></text:p>
          </table:table-cell>
          <table:table-cell table:style-name="ce42" office:value-type="float" office:value="-196369.68" calcext:value-type="float">
            <text:p><text:s/>-196,370 <text:s/></text:p>
          </table:table-cell>
          <table:table-cell table:style-name="ce42" office:value-type="float" office:value="-51403.56" calcext:value-type="float">
            <text:p><text:s/>-51,404 <text:s/></text:p>
          </table:table-cell>
          <table:table-cell table:style-name="ce42" office:value-type="float" office:value="475.5" calcext:value-type="float">
            <text:p><text:s/>476 <text:s/></text:p>
          </table:table-cell>
          <table:table-cell table:style-name="ce42" office:value-type="float" office:value="-34694.0010444555" calcext:value-type="float">
            <text:p><text:s/>-34,694 <text:s/></text:p>
          </table:table-cell>
          <table:table-cell table:style-name="ce42" office:value-type="float" office:value="39882.8010444555" calcext:value-type="float">
            <text:p><text:s/>39,883 <text:s/></text:p>
          </table:table-cell>
          <table:table-cell table:style-name="ce42" office:value-type="float" office:value="288286" calcext:value-type="float">
            <text:p><text:s/>288,28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90487.144" calcext:value-type="float">
            <text:p><text:s/>590,487 <text:s/></text:p>
          </table:table-cell>
          <table:table-cell table:style-name="ce43" office:value-type="float" office:value="1831014.9" calcext:value-type="float">
            <text:p><text:s/>1,831,015 <text:s/></text:p>
          </table:table-cell>
          <table:table-cell table:style-name="ce43" office:value-type="float" office:value="1357175.04" calcext:value-type="float">
            <text:p><text:s/>1,357,175 <text:s/></text:p>
          </table:table-cell>
          <table:table-cell table:style-name="ce43" office:value-type="float" office:value="-477" calcext:value-type="float">
            <text:p><text:s/>-477 <text:s/></text:p>
          </table:table-cell>
          <table:table-cell table:style-name="ce43" office:value-type="float" office:value="34474.0010444555" calcext:value-type="float">
            <text:p><text:s/>34,474 <text:s/></text:p>
          </table:table-cell>
          <table:table-cell table:style-name="ce43" office:value-type="float" office:value="-867726.801044456" calcext:value-type="float">
            <text:p><text:s/>-867,727 <text:s/></text:p>
          </table:table-cell>
          <table:table-cell table:style-name="ce43" office:value-type="float" office:value="-288286" calcext:value-type="float">
            <text:p><text:s/>-288,2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304.144" calcext:value-type="float">
            <text:p><text:s/>680,3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1.75" calcext:value-type="float">
            <text:p><text:s/>1,282 <text:s/></text:p>
          </table:table-cell>
          <table:table-cell table:style-name="ce42" office:value-type="float" office:value="2443.9028838972" calcext:value-type="float">
            <text:p><text:s/>2,444 <text:s/></text:p>
          </table:table-cell>
          <table:table-cell table:style-name="ce42" office:value-type="float" office:value="60303.2971161028" calcext:value-type="float">
            <text:p><text:s/>60,303 <text:s/></text:p>
          </table:table-cell>
          <table:table-cell table:style-name="ce42" office:value-type="float" office:value="97223" calcext:value-type="float">
            <text:p><text:s/>97,2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5131.74" calcext:value-type="float">
            <text:p><text:s/>4,175,132 <text:s/></text:p>
          </table:table-cell>
          <table:table-cell table:style-name="ce42" office:value-type="float" office:value="4715514.96" calcext:value-type="float">
            <text:p><text:s/>4,715,515 <text:s/></text:p>
          </table:table-cell>
          <table:table-cell table:style-name="ce42" office:value-type="float" office:value="3761318.34" calcext:value-type="float">
            <text:p><text:s/>3,761,318 <text:s/></text:p>
          </table:table-cell>
          <table:table-cell table:style-name="ce42" office:value-type="float" office:value="2265" calcext:value-type="float">
            <text:p><text:s/>2,265 <text:s/></text:p>
          </table:table-cell>
          <table:table-cell table:style-name="ce42" office:value-type="float" office:value="57309.1018394417" calcext:value-type="float">
            <text:p><text:s/>57,309 <text:s/></text:p>
          </table:table-cell>
          <table:table-cell table:style-name="ce42" office:value-type="float" office:value="1304112.49816056" calcext:value-type="float">
            <text:p><text:s/>1,304,112 <text:s/></text:p>
          </table:table-cell>
          <table:table-cell table:style-name="ce42" office:value-type="float" office:value="425559.3" calcext:value-type="float">
            <text:p><text:s/>425,5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75131.74" calcext:value-type="float">
            <text:p><text:s/>4,175,132 <text:s/></text:p>
          </table:table-cell>
          <table:table-cell table:style-name="ce42" office:value-type="float" office:value="3809831.7968" calcext:value-type="float">
            <text:p><text:s/>3,809,832 <text:s/></text:p>
          </table:table-cell>
          <table:table-cell table:style-name="ce42" office:value-type="float" office:value="3033198.24530685" calcext:value-type="float">
            <text:p><text:s/>3,033,198 <text:s/></text:p>
          </table:table-cell>
          <table:table-cell table:style-name="ce42" office:value-type="float" office:value="2265" calcext:value-type="float">
            <text:p><text:s/>2,265 <text:s/></text:p>
          </table:table-cell>
          <table:table-cell table:style-name="ce42" office:value-type="float" office:value="57309.1018394417" calcext:value-type="float">
            <text:p><text:s/>57,309 <text:s/></text:p>
          </table:table-cell>
          <table:table-cell table:style-name="ce42" office:value-type="float" office:value="1304112.49816056" calcext:value-type="float">
            <text:p><text:s/>1,304,112 <text:s/></text:p>
          </table:table-cell>
          <table:table-cell table:style-name="ce42" office:value-type="float" office:value="425559.3" calcext:value-type="float">
            <text:p><text:s/>425,5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05683.1632" calcext:value-type="float">
            <text:p><text:s/>905,683 <text:s/></text:p>
          </table:table-cell>
          <table:table-cell table:style-name="ce43" office:value-type="float" office:value="728120.094693155" calcext:value-type="float">
            <text:p><text:s/>728,12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6.7" calcext:value-type="float">
            <text:p><text:s/>1,767 <text:s/></text:p>
          </table:table-cell>
          <table:table-cell table:style-name="ce42" office:value-type="float" office:value="1379.82" calcext:value-type="float">
            <text:p><text:s/>1,3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" calcext:value-type="float">
            <text:p><text:s/>688 <text:s/></text:p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9.76" calcext:value-type="float">
            <text:p><text:s/>1,710 <text:s/></text:p>
          </table:table-cell>
          <table:table-cell table:style-name="ce42" office:value-type="float" office:value="1334.58" calcext:value-type="float">
            <text:p><text:s/>1,3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8" calcext:value-type="float">
            <text:p><text:s/>688 <text:s/></text:p>
          </table:table-cell>
          <table:table-cell table:style-name="ce42" office:value-type="float" office:value="5.95" calcext:value-type="float">
            <text:p><text:s/>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.94" calcext:value-type="float">
            <text:p><text:s/>57 <text:s/></text:p>
          </table:table-cell>
          <table:table-cell table:style-name="ce42" office:value-type="float" office:value="45.24" calcext:value-type="float">
            <text:p><text:s/>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085314.74" calcext:value-type="float">
            <text:p><text:s/>4,085,315 <text:s/></text:p>
          </table:table-cell>
          <table:table-cell table:style-name="ce44" office:value-type="float" office:value="6544763.16" calcext:value-type="float">
            <text:p><text:s/>6,544,763 <text:s/></text:p>
          </table:table-cell>
          <table:table-cell table:style-name="ce44" office:value-type="float" office:value="5117113.56" calcext:value-type="float">
            <text:p><text:s/>5,117,114 <text:s/></text:p>
          </table:table-cell>
          <table:table-cell table:style-name="ce44" office:value-type="float" office:value="506.25" calcext:value-type="float">
            <text:p><text:s/>506 <text:s/></text:p>
          </table:table-cell>
          <table:table-cell table:style-name="ce44" office:value-type="float" office:value="89339.2" calcext:value-type="float">
            <text:p><text:s/>89,339 <text:s/></text:p>
          </table:table-cell>
          <table:table-cell table:style-name="ce44" office:value-type="float" office:value="375394.4" calcext:value-type="float">
            <text:p><text:s/>375,394 <text:s/></text:p>
          </table:table-cell>
          <table:table-cell table:style-name="ce44" office:value-type="float" office:value="40043.5" calcext:value-type="float">
            <text:p><text:s/>40,04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4718.18" calcext:value-type="float">
            <text:p><text:s/>44,718 <text:s/></text:p>
          </table:table-cell>
          <table:table-cell table:style-name="ce44" office:value-type="float" office:value="6544763.16" calcext:value-type="float">
            <text:p><text:s/>6,544,763 <text:s/></text:p>
          </table:table-cell>
          <table:table-cell table:style-name="ce44" office:value-type="float" office:value="5117113.56" calcext:value-type="float">
            <text:p><text:s/>5,117,114 <text:s/></text:p>
          </table:table-cell>
          <table:table-cell table:style-name="ce44" office:value-type="float" office:value="506.25" calcext:value-type="float">
            <text:p><text:s/>506 <text:s/></text:p>
          </table:table-cell>
          <table:table-cell table:style-name="ce44" office:value-type="float" office:value="89339.2" calcext:value-type="float">
            <text:p><text:s/>89,339 <text:s/></text:p>
          </table:table-cell>
          <table:table-cell table:style-name="ce44" office:value-type="float" office:value="375394.4" calcext:value-type="float">
            <text:p><text:s/>375,394 <text:s/></text:p>
          </table:table-cell>
          <table:table-cell table:style-name="ce44" office:value-type="float" office:value="40043.5" calcext:value-type="float">
            <text:p><text:s/>40,0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18.18" calcext:value-type="float">
            <text:p><text:s/>44,718 <text:s/></text:p>
          </table:table-cell>
          <table:table-cell table:style-name="ce42" office:value-type="float" office:value="3957.72" calcext:value-type="float">
            <text:p><text:s/>3,958 <text:s/></text:p>
          </table:table-cell>
          <table:table-cell table:style-name="ce42" office:value-type="float" office:value="3696.42" calcext:value-type="float">
            <text:p><text:s/>3,6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38.15" calcext:value-type="float">
            <text:p><text:s/>7,9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02" calcext:value-type="float">
            <text:p><text:s/>7 <text:s/></text:p>
          </table:table-cell>
          <table:table-cell table:style-name="ce42" office:value-type="float" office:value="6.24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" calcext:value-type="float">
            <text:p><text:s/>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.06" calcext:value-type="float">
            <text:p><text:s/>60 <text:s/></text:p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7.6" calcext:value-type="float">
            <text:p><text:s/>8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.92" calcext:value-type="float">
            <text:p><text:s/>50 <text:s/></text:p>
          </table:table-cell>
          <table:table-cell table:style-name="ce42" office:value-type="float" office:value="24.18" calcext:value-type="float">
            <text:p><text:s/>2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92" calcext:value-type="float">
            <text:p><text:s/>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.66" calcext:value-type="float">
            <text:p><text:s/>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.95" calcext:value-type="float">
            <text:p><text:s/>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60.78" calcext:value-type="float">
            <text:p><text:s/>44,461 <text:s/></text:p>
          </table:table-cell>
          <table:table-cell table:style-name="ce42" office:value-type="float" office:value="46.02" calcext:value-type="float">
            <text:p><text:s/>46 <text:s/></text:p>
          </table:table-cell>
          <table:table-cell table:style-name="ce42" office:value-type="float" office:value="42.12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.45" calcext:value-type="float">
            <text:p><text:s/>8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60.78" calcext:value-type="float">
            <text:p><text:s/>44,461 <text:s/></text:p>
          </table:table-cell>
          <table:table-cell table:style-name="ce42" office:value-type="float" office:value="45.24" calcext:value-type="float">
            <text:p><text:s/>45 <text:s/></text:p>
          </table:table-cell>
          <table:table-cell table:style-name="ce42" office:value-type="float" office:value="42.12" calcext:value-type="float">
            <text:p><text:s/>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3.45" calcext:value-type="float">
            <text:p><text:s/>8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.24" calcext:value-type="float">
            <text:p>( 45 <text:s/>)</text:p>
          </table:table-cell>
          <table:table-cell table:style-name="ce45" office:value-type="float" office:value="42.12" calcext:value-type="float">
            <text:p>( 42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13.45" calcext:value-type="float">
            <text:p>( 81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460.78" calcext:value-type="float">
            <text:p>( 44,46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12" calcext:value-type="float">
            <text:p><text:s/>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.92" calcext:value-type="float">
            <text:p><text:s/>11 <text:s/></text:p>
          </table:table-cell>
          <table:table-cell table:style-name="ce46" office:value-type="float" office:value="5.46" calcext:value-type="float">
            <text:p><text:s/>5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.45" calcext:value-type="float">
            <text:p><text:s/>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34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95" calcext:value-type="float">
            <text:p><text:s/>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.4" calcext:value-type="float">
            <text:p><text:s/>257 <text:s/></text:p>
          </table:table-cell>
          <table:table-cell table:style-name="ce42" office:value-type="float" office:value="101.4" calcext:value-type="float">
            <text:p><text:s/>101 <text:s/></text:p>
          </table:table-cell>
          <table:table-cell table:style-name="ce42" office:value-type="float" office:value="81.9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66.35" calcext:value-type="float">
            <text:p><text:s/>5,4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.4" calcext:value-type="float">
            <text:p><text:s/>101 <text:s/></text:p>
          </table:table-cell>
          <table:table-cell table:style-name="ce42" office:value-type="float" office:value="81.9" calcext:value-type="float">
            <text:p><text:s/>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2.15" calcext:value-type="float">
            <text:p><text:s/>4,4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.4" calcext:value-type="float">
            <text:p><text:s/>2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4.2" calcext:value-type="float">
            <text:p><text:s/>1,0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7.4" calcext:value-type="float">
            <text:p>( 25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12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.15" calcext:value-type="float">
            <text:p><text:s/>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1" calcext:value-type="float">
            <text:p><text:s/>35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.1" calcext:value-type="float">
            <text:p><text:s/>1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88.94" calcext:value-type="float">
            <text:p><text:s/>3,489 <text:s/></text:p>
          </table:table-cell>
          <table:table-cell table:style-name="ce42" office:value-type="float" office:value="3453.84" calcext:value-type="float">
            <text:p><text:s/>3,4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" calcext:value-type="float">
            <text:p><text:s/>4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.4" calcext:value-type="float">
            <text:p><text:s/>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8723.26" calcext:value-type="float">
            <text:p><text:s/>6,508,723 <text:s/></text:p>
          </table:table-cell>
          <table:table-cell table:style-name="ce42" office:value-type="float" office:value="5087377.62" calcext:value-type="float">
            <text:p><text:s/>5,087,378 <text:s/></text:p>
          </table:table-cell>
          <table:table-cell table:style-name="ce42" office:value-type="float" office:value="506.25" calcext:value-type="float">
            <text:p><text:s/>506 <text:s/></text:p>
          </table:table-cell>
          <table:table-cell table:style-name="ce42" office:value-type="float" office:value="8256.8" calcext:value-type="float">
            <text:p><text:s/>8,257 <text:s/></text:p>
          </table:table-cell>
          <table:table-cell table:style-name="ce42" office:value-type="float" office:value="349620" calcext:value-type="float">
            <text:p><text:s/>349,6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6.25" calcext:value-type="float">
            <text:p><text:s/>506 <text:s/></text:p>
          </table:table-cell>
          <table:table-cell table:style-name="ce42" office:value-type="float" office:value="8256.8" calcext:value-type="float">
            <text:p><text:s/>8,257 <text:s/></text:p>
          </table:table-cell>
          <table:table-cell table:style-name="ce42" office:value-type="float" office:value="349620" calcext:value-type="float">
            <text:p><text:s/>349,6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8723.26" calcext:value-type="float">
            <text:p><text:s/>6,508,723 <text:s/></text:p>
          </table:table-cell>
          <table:table-cell table:style-name="ce42" office:value-type="float" office:value="5087377.62" calcext:value-type="float">
            <text:p><text:s/>5,087,3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" calcext:value-type="float">
            <text:p><text:s/>18 <text:s/></text:p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.94" calcext:value-type="float">
            <text:p><text:s/>18 <text:s/></text:p>
          </table:table-cell>
          <table:table-cell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064.24" calcext:value-type="float">
            <text:p><text:s/>32,064 <text:s/></text:p>
          </table:table-cell>
          <table:table-cell table:style-name="ce42" office:value-type="float" office:value="26035.62" calcext:value-type="float">
            <text:p><text:s/>26,0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82.4" calcext:value-type="float">
            <text:p><text:s/>81,082 <text:s/></text:p>
          </table:table-cell>
          <table:table-cell table:style-name="ce42" office:value-type="float" office:value="25774.4" calcext:value-type="float">
            <text:p><text:s/>25,774 <text:s/></text:p>
          </table:table-cell>
          <table:table-cell table:style-name="ce42" office:value-type="float" office:value="32085.8" calcext:value-type="float">
            <text:p><text:s/>32,0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417.05" calcext:value-type="float">
            <text:p><text:s/>5,4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3.55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482.36" calcext:value-type="float">
            <text:p><text:s/>31,482 <text:s/></text:p>
          </table:table-cell>
          <table:table-cell table:style-name="ce42" office:value-type="float" office:value="25753.26" calcext:value-type="float">
            <text:p><text:s/>25,7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082.4" calcext:value-type="float">
            <text:p><text:s/>81,082 <text:s/></text:p>
          </table:table-cell>
          <table:table-cell table:style-name="ce42" office:value-type="float" office:value="25774.4" calcext:value-type="float">
            <text:p><text:s/>25,774 <text:s/></text:p>
          </table:table-cell>
          <table:table-cell table:style-name="ce42" office:value-type="float" office:value="24181.65" calcext:value-type="float">
            <text:p><text:s/>24,18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77.2" calcext:value-type="float">
            <text:p><text:s/>577 <text:s/></text:p>
          </table:table-cell>
          <table:table-cell table:style-name="ce43" office:value-type="float" office:value="282.36" calcext:value-type="float">
            <text:p><text:s/>2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33.55" calcext:value-type="float">
            <text:p><text:s/>2,43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0596.56" calcext:value-type="float">
            <text:p><text:s/>4,040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0596.56" calcext:value-type="float">
            <text:p><text:s/>4,040,5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40596.56" calcext:value-type="float">
            <text:p>( 4,040,59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2832.24" calcext:value-type="float">
            <text:p><text:s/>2,222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293.44" calcext:value-type="float">
            <text:p><text:s/>347,293 <text:s/></text:p>
          </table:table-cell>
          <table:table-cell table:style-name="ce42" office:value-type="float" office:value="163589" calcext:value-type="float">
            <text:p><text:s/>163,589 <text:s/></text:p>
          </table:table-cell>
          <table:table-cell table:style-name="ce42" office:value-type="float" office:value="239377.911316462" calcext:value-type="float">
            <text:p><text:s/>239,3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58.06" calcext:value-type="float">
            <text:p><text:s/>20,158 <text:s/></text:p>
          </table:table-cell>
          <table:table-cell table:style-name="ce42" office:value-type="float" office:value="251236.8" calcext:value-type="float">
            <text:p><text:s/>251,2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16239.28" calcext:value-type="float">
            <text:p><text:s/>916,239 <text:s/></text:p>
          </table:table-cell>
          <table:table-cell table:style-name="ce42" office:value-type="float" office:value="867945.48" calcext:value-type="float">
            <text:p><text:s/>867,9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068.16" calcext:value-type="float">
            <text:p><text:s/>186,068 <text:s/></text:p>
          </table:table-cell>
          <table:table-cell table:style-name="ce42" office:value-type="float" office:value="71781" calcext:value-type="float">
            <text:p><text:s/>71,781 <text:s/></text:p>
          </table:table-cell>
          <table:table-cell table:style-name="ce42" office:value-type="float" office:value="7637.97279857817" calcext:value-type="float">
            <text:p><text:s/>7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626.4" calcext:value-type="float">
            <text:p><text:s/>49,626 <text:s/></text:p>
          </table:table-cell>
          <table:table-cell table:style-name="ce42" office:value-type="float" office:value="162922.5" calcext:value-type="float">
            <text:p><text:s/>162,9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284838.4" calcext:value-type="float">
            <text:p><text:s/>284,838 <text:s/></text:p>
          </table:table-cell>
          <table:table-cell table:style-name="ce42" office:value-type="float" office:value="2032309.44" calcext:value-type="float">
            <text:p><text:s/>2,032,3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3.76" calcext:value-type="float">
            <text:p><text:s/>1,2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77813.6768" calcext:value-type="float">
            <text:p><text:s/>-277,814 <text:s/></text:p>
          </table:table-cell>
          <table:table-cell table:style-name="ce42" office:value-type="float" office:value="391212.52" calcext:value-type="float">
            <text:p><text:s/>391,2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451.52" calcext:value-type="float">
            <text:p><text:s/>61,452 <text:s/></text:p>
          </table:table-cell>
          <table:table-cell table:style-name="ce42" office:value-type="float" office:value="5556" calcext:value-type="float">
            <text:p><text:s/>5,556 <text:s/></text:p>
          </table:table-cell>
          <table:table-cell table:style-name="ce42" office:value-type="float" office:value="13576.31" calcext:value-type="float">
            <text:p><text:s/>13,5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4592" calcext:value-type="float">
            <text:p><text:s/>-4,592 <text:s/></text:p>
          </table:table-cell>
          <table:table-cell table:style-name="ce42" office:value-type="float" office:value="44896.586" calcext:value-type="float">
            <text:p><text:s/>44,8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23264.0032" calcext:value-type="float">
            <text:p><text:s/>-923,264 <text:s/></text:p>
          </table:table-cell>
          <table:table-cell table:style-name="ce43" office:value-type="float" office:value="-1068635.2" calcext:value-type="float">
            <text:p><text:s/>-1,068,63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8520" calcext:value-type="float">
            <text:p><text:s/>98,520 <text:s/></text:p>
          </table:table-cell>
          <table:table-cell table:style-name="ce43" office:value-type="float" office:value="86252" calcext:value-type="float">
            <text:p><text:s/>86,252 <text:s/></text:p>
          </table:table-cell>
          <table:table-cell table:style-name="ce43" office:value-type="float" office:value="218163.628517883" calcext:value-type="float">
            <text:p><text:s/>218,16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24876.34" calcext:value-type="float">
            <text:p><text:s/>-24,876 <text:s/></text:p>
          </table:table-cell>
          <table:table-cell table:style-name="ce43" office:value-type="float" office:value="43417.714" calcext:value-type="float">
            <text:p><text:s/>43,4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984.24" calcext:value-type="float">
            <text:p><text:s/>7,984 <text:s/></text:p>
          </table:table-cell>
          <table:table-cell table:style-name="ce42" office:value-type="float" office:value="1099777.2" calcext:value-type="float">
            <text:p><text:s/>1,099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53.92" calcext:value-type="float">
            <text:p><text:s/>9,554 <text:s/></text:p>
          </table:table-cell>
          <table:table-cell table:style-name="ce42" office:value-type="float" office:value="3" calcext:value-type="float">
            <text:p><text:s/>3 <text:s/></text:p>
          </table:table-cell>
          <table:table-cell table:style-name="ce42" office:value-type="float" office:value="2195.35" calcext:value-type="float">
            <text:p><text:s/>2,1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236.99" calcext:value-type="float">
            <text:p><text:s/>256,23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54543.0416065" calcext:value-type="float">
            <text:p><text:s/>454,543 <text:s/></text:p>
          </table:table-cell>
          <table:table-cell table:style-name="ce42" office:value-type="float" office:value="5472682.908114" calcext:value-type="float">
            <text:p><text:s/>5,472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54342.24" calcext:value-type="float">
            <text:p><text:s/>454,342 <text:s/></text:p>
          </table:table-cell>
          <table:table-cell table:style-name="ce42" office:value-type="float" office:value="4973185.12" calcext:value-type="float">
            <text:p><text:s/>4,973,1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4.76" calcext:value-type="float">
            <text:p><text:s/>1,7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0.8016065" calcext:value-type="float">
            <text:p><text:s/>201 <text:s/></text:p>
          </table:table-cell>
          <table:table-cell table:style-name="ce43" office:value-type="float" office:value="497793.028114004" calcext:value-type="float">
            <text:p><text:s/>497,79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14845.52" calcext:value-type="float">
            <text:p><text:s/>5,814,846 <text:s/></text:p>
          </table:table-cell>
          <table:table-cell table:style-name="ce42" office:value-type="float" office:value="13969376.6" calcext:value-type="float">
            <text:p><text:s/>13,969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713.92" calcext:value-type="float">
            <text:p><text:s/>275,714 <text:s/></text:p>
          </table:table-cell>
          <table:table-cell table:style-name="ce42" office:value-type="float" office:value="664936" calcext:value-type="float">
            <text:p><text:s/>664,936 <text:s/></text:p>
          </table:table-cell>
          <table:table-cell table:style-name="ce42" office:value-type="float" office:value="102544.01" calcext:value-type="float">
            <text:p><text:s/>102,5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512.3" calcext:value-type="float">
            <text:p><text:s/>102,512 <text:s/></text:p>
          </table:table-cell>
          <table:table-cell table:style-name="ce42" office:value-type="float" office:value="1140777.872" calcext:value-type="float">
            <text:p><text:s/>1,140,7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01500.4576" calcext:value-type="float">
            <text:p><text:s/>5,801,500 <text:s/></text:p>
          </table:table-cell>
          <table:table-cell table:style-name="ce42" office:value-type="float" office:value="13969376.6" calcext:value-type="float">
            <text:p><text:s/>13,969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713.92" calcext:value-type="float">
            <text:p><text:s/>275,714 <text:s/></text:p>
          </table:table-cell>
          <table:table-cell table:style-name="ce42" office:value-type="float" office:value="664936" calcext:value-type="float">
            <text:p><text:s/>664,936 <text:s/></text:p>
          </table:table-cell>
          <table:table-cell table:style-name="ce42" office:value-type="float" office:value="102544.01" calcext:value-type="float">
            <text:p><text:s/>102,5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512.3" calcext:value-type="float">
            <text:p><text:s/>102,512 <text:s/></text:p>
          </table:table-cell>
          <table:table-cell table:style-name="ce42" office:value-type="float" office:value="1124532.4192" calcext:value-type="float">
            <text:p><text:s/>1,124,5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345.0624" calcext:value-type="float">
            <text:p><text:s/>13,34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6245.4528" calcext:value-type="float">
            <text:p><text:s/>16,2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354.4" calcext:value-type="float">
            <text:p><text:s/>31,354 <text:s/></text:p>
          </table:table-cell>
          <table:table-cell table:style-name="ce42" office:value-type="float" office:value="510484.732760866" calcext:value-type="float">
            <text:p><text:s/>510,4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.28" calcext:value-type="float">
            <text:p><text:s/>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4.16" calcext:value-type="float">
            <text:p><text:s/>94 <text:s/></text:p>
          </table:table-cell>
          <table:table-cell table:style-name="ce42" office:value-type="float" office:value="7685.68" calcext:value-type="float">
            <text:p><text:s/>7,6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8.4" calcext:value-type="float">
            <text:p><text:s/>2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239.12" calcext:value-type="float">
            <text:p><text:s/>31,239 <text:s/></text:p>
          </table:table-cell>
          <table:table-cell table:style-name="ce42" office:value-type="float" office:value="502473.372760866" calcext:value-type="float">
            <text:p><text:s/>502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1.12" calcext:value-type="float">
            <text:p><text:s/>21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397699.8351935" calcext:value-type="float">
            <text:p><text:s/>4,397,700 <text:s/></text:p>
          </table:table-cell>
          <table:table-cell table:style-name="ce44" office:value-type="float" office:value="5817796.55912513" calcext:value-type="float">
            <text:p><text:s/>5,817,7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64680" calcext:value-type="float">
            <text:p><text:s/>364,680 <text:s/></text:p>
          </table:table-cell>
          <table:table-cell table:style-name="ce44" office:value-type="float" office:value="751185" calcext:value-type="float">
            <text:p><text:s/>751,185 <text:s/></text:p>
          </table:table-cell>
          <table:table-cell table:style-name="ce44" office:value-type="float" office:value="318512.288517884" calcext:value-type="float">
            <text:p><text:s/>318,51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77635.96" calcext:value-type="float">
            <text:p><text:s/>77,636 <text:s/></text:p>
          </table:table-cell>
          <table:table-cell table:style-name="ce44" office:value-type="float" office:value="927958.596" calcext:value-type="float">
            <text:p><text:s/>927,95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397699.8351935" calcext:value-type="float">
            <text:p><text:s/>4,397,700 <text:s/></text:p>
          </table:table-cell>
          <table:table-cell table:style-name="ce44" office:value-type="float" office:value="5817796.55912513" calcext:value-type="float">
            <text:p><text:s/>5,817,79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4779.28" calcext:value-type="float">
            <text:p><text:s/>54,779 <text:s/></text:p>
          </table:table-cell>
          <table:table-cell table:style-name="ce44" office:value-type="float" office:value="8602.407" calcext:value-type="float">
            <text:p><text:s/>8,6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8586.13466262" calcext:value-type="float">
            <text:p><text:s/>208,586 <text:s/></text:p>
          </table:table-cell>
          <table:table-cell table:style-name="ce42" office:value-type="float" office:value="5209187.73511573" calcext:value-type="float">
            <text:p><text:s/>5,209,1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779.28" calcext:value-type="float">
            <text:p><text:s/>54,779 <text:s/></text:p>
          </table:table-cell>
          <table:table-cell table:style-name="ce42" office:value-type="float" office:value="8602.407" calcext:value-type="float">
            <text:p><text:s/>8,6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937.68" calcext:value-type="float">
            <text:p><text:s/>15,938 <text:s/></text:p>
          </table:table-cell>
          <table:table-cell table:style-name="ce42" office:value-type="float" office:value="14251.72" calcext:value-type="float">
            <text:p><text:s/>14,2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3273.04" calcext:value-type="float">
            <text:p><text:s/>13,273 <text:s/></text:p>
          </table:table-cell>
          <table:table-cell table:style-name="ce42" office:value-type="float" office:value="395034.628459217" calcext:value-type="float">
            <text:p><text:s/>395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894.1703995424" calcext:value-type="float">
            <text:p><text:s/>2,894 <text:s/></text:p>
          </table:table-cell>
          <table:table-cell table:style-name="ce42" office:value-type="float" office:value="1125693.71740367" calcext:value-type="float">
            <text:p><text:s/>1,125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3.52" calcext:value-type="float">
            <text:p><text:s/>114 <text:s/></text:p>
          </table:table-cell>
          <table:table-cell table:style-name="ce42" office:value-type="float" office:value="40200.32" calcext:value-type="float">
            <text:p><text:s/>40,2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17.68" calcext:value-type="float">
            <text:p><text:s/>318 <text:s/></text:p>
          </table:table-cell>
          <table:table-cell table:style-name="ce42" office:value-type="float" office:value="8344.4" calcext:value-type="float">
            <text:p><text:s/>8,3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562.9605339744" calcext:value-type="float">
            <text:p><text:s/>1,563 <text:s/></text:p>
          </table:table-cell>
          <table:table-cell table:style-name="ce42" office:value-type="float" office:value="453925.075258363" calcext:value-type="float">
            <text:p><text:s/>453,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71.68" calcext:value-type="float">
            <text:p><text:s/>472 <text:s/></text:p>
          </table:table-cell>
          <table:table-cell table:style-name="ce42" office:value-type="float" office:value="2253.08" calcext:value-type="float">
            <text:p><text:s/>2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8794.8097335632" calcext:value-type="float">
            <text:p><text:s/>58,795 <text:s/></text:p>
          </table:table-cell>
          <table:table-cell table:style-name="ce42" office:value-type="float" office:value="1328341.98885579" calcext:value-type="float">
            <text:p><text:s/>1,328,3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8618.8097335632" calcext:value-type="float">
            <text:p><text:s/>58,619 <text:s/></text:p>
          </table:table-cell>
          <table:table-cell table:style-name="ce42" office:value-type="float" office:value="1305756.07133284" calcext:value-type="float">
            <text:p><text:s/>1,305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9885.2929335632" calcext:value-type="float">
            <text:p>( 19,885 <text:s/>)</text:p>
          </table:table-cell>
          <table:table-cell table:style-name="ce45" office:value-type="float" office:value="1269532.78305169" calcext:value-type="float">
            <text:p>( 1,269,53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8733.5168" calcext:value-type="float">
            <text:p>( 38,734 <text:s/>)</text:p>
          </table:table-cell>
          <table:table-cell table:style-name="ce45" office:value-type="float" office:value="36223.2882811568" calcext:value-type="float">
            <text:p>( 36,22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85.9175442456" calcext:value-type="float">
            <text:p><text:s/>22,5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1298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76" calcext:value-type="float">
            <text:p><text:s/>17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945.6" calcext:value-type="float">
            <text:p><text:s/>4,946 <text:s/></text:p>
          </table:table-cell>
          <table:table-cell table:style-name="ce42" office:value-type="float" office:value="133066.96" calcext:value-type="float">
            <text:p><text:s/>133,0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91.6" calcext:value-type="float">
            <text:p><text:s/>392 <text:s/></text:p>
          </table:table-cell>
          <table:table-cell table:style-name="ce42" office:value-type="float" office:value="75070.60744568" calcext:value-type="float">
            <text:p><text:s/>75,0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495.67011144" calcext:value-type="float">
            <text:p><text:s/>2,496 <text:s/></text:p>
          </table:table-cell>
          <table:table-cell table:style-name="ce46" office:value-type="float" office:value="196411.79912736" calcext:value-type="float">
            <text:p><text:s/>196,41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3630.96" calcext:value-type="float">
            <text:p><text:s/>33,631 <text:s/></text:p>
          </table:table-cell>
          <table:table-cell table:style-name="ce42" office:value-type="float" office:value="445767.6" calcext:value-type="float">
            <text:p><text:s/>445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779.28" calcext:value-type="float">
            <text:p><text:s/>54,7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6686.88" calcext:value-type="float">
            <text:p><text:s/>26,687 <text:s/></text:p>
          </table:table-cell>
          <table:table-cell table:style-name="ce42" office:value-type="float" office:value="82083.32" calcext:value-type="float">
            <text:p><text:s/>82,0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12.74" calcext:value-type="float">
            <text:p><text:s/>33,9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944.08" calcext:value-type="float">
            <text:p><text:s/>6,944 <text:s/></text:p>
          </table:table-cell>
          <table:table-cell table:style-name="ce42" office:value-type="float" office:value="363684.28" calcext:value-type="float">
            <text:p><text:s/>363,6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66.54" calcext:value-type="float">
            <text:p><text:s/>20,8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501.04" calcext:value-type="float">
            <text:p><text:s/>10,501 <text:s/></text:p>
          </table:table-cell>
          <table:table-cell table:style-name="ce42" office:value-type="float" office:value="663628.3288" calcext:value-type="float">
            <text:p><text:s/>663,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602.407" calcext:value-type="float">
            <text:p><text:s/>8,6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094.24" calcext:value-type="float">
            <text:p><text:s/>8,094 <text:s/></text:p>
          </table:table-cell>
          <table:table-cell table:style-name="ce42" office:value-type="float" office:value="576354.3688" calcext:value-type="float">
            <text:p><text:s/>576,3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602.407" calcext:value-type="float">
            <text:p><text:s/>8,6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406.8" calcext:value-type="float">
            <text:p><text:s/>2,407 <text:s/></text:p>
          </table:table-cell>
          <table:table-cell table:style-name="ce42" office:value-type="float" office:value="87273.96" calcext:value-type="float">
            <text:p><text:s/>87,2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920.72" calcext:value-type="float">
            <text:p><text:s/>2,921 <text:s/></text:p>
          </table:table-cell>
          <table:table-cell table:style-name="ce42" office:value-type="float" office:value="72205.28" calcext:value-type="float">
            <text:p><text:s/>72,2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78.8" calcext:value-type="float">
            <text:p><text:s/>1,879 <text:s/></text:p>
          </table:table-cell>
          <table:table-cell table:style-name="ce46" office:value-type="float" office:value="16527.8" calcext:value-type="float">
            <text:p><text:s/>16,52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951.6799950544" calcext:value-type="float">
            <text:p><text:s/>7,952 <text:s/></text:p>
          </table:table-cell>
          <table:table-cell table:style-name="ce42" office:value-type="float" office:value="61329.0399930632" calcext:value-type="float">
            <text:p><text:s/>61,3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8600.24" calcext:value-type="float">
            <text:p><text:s/>8,600 <text:s/></text:p>
          </table:table-cell>
          <table:table-cell table:style-name="ce42" office:value-type="float" office:value="25483.08" calcext:value-type="float">
            <text:p><text:s/>25,4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620.96" calcext:value-type="float">
            <text:p><text:s/>1,621 <text:s/></text:p>
          </table:table-cell>
          <table:table-cell table:style-name="ce42" office:value-type="float" office:value="22770.92" calcext:value-type="float">
            <text:p><text:s/>22,7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22.4438890456" calcext:value-type="float">
            <text:p><text:s/>22 <text:s/></text:p>
          </table:table-cell>
          <table:table-cell table:style-name="ce42" office:value-type="float" office:value="20.6697725904" calcext:value-type="float">
            <text:p><text:s/>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0260.88" calcext:value-type="float">
            <text:p><text:s/>40,261 <text:s/></text:p>
          </table:table-cell>
          <table:table-cell table:style-name="ce42" office:value-type="float" office:value="128860.72" calcext:value-type="float">
            <text:p><text:s/>128,8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956934.64" calcext:value-type="float">
            <text:p><text:s/>2,956,935 <text:s/></text:p>
          </table:table-cell>
          <table:table-cell table:style-name="ce42" office:value-type="float" office:value="200717.32" calcext:value-type="float">
            <text:p><text:s/>200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807602.16" calcext:value-type="float">
            <text:p><text:s/>2,807,60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574.4" calcext:value-type="float">
            <text:p><text:s/>42,5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6758.08" calcext:value-type="float">
            <text:p><text:s/>106,758 <text:s/></text:p>
          </table:table-cell>
          <table:table-cell table:style-name="ce42" office:value-type="float" office:value="200717.32" calcext:value-type="float">
            <text:p><text:s/>200,7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09980.16" calcext:value-type="float">
            <text:p><text:s/>809,980 <text:s/></text:p>
          </table:table-cell>
          <table:table-cell table:style-name="ce42" office:value-type="float" office:value="89957.6" calcext:value-type="float">
            <text:p><text:s/>89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088.56" calcext:value-type="float">
            <text:p><text:s/>1,089 <text:s/></text:p>
          </table:table-cell>
          <table:table-cell table:style-name="ce42" office:value-type="float" office:value="771.88" calcext:value-type="float">
            <text:p><text:s/>7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08891.6" calcext:value-type="float">
            <text:p><text:s/>808,892 <text:s/></text:p>
          </table:table-cell>
          <table:table-cell table:style-name="ce43" office:value-type="float" office:value="89185.72" calcext:value-type="float">
            <text:p><text:s/>89,18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22198.90053088" calcext:value-type="float">
            <text:p><text:s/>422,199 <text:s/></text:p>
          </table:table-cell>
          <table:table-cell table:style-name="ce42" office:value-type="float" office:value="317933.9040094" calcext:value-type="float">
            <text:p><text:s/>317,9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58736.48" calcext:value-type="float">
            <text:p><text:s/>58,736 <text:s/></text:p>
          </table:table-cell>
          <table:table-cell table:style-name="ce42" office:value-type="float" office:value="113432.32" calcext:value-type="float">
            <text:p><text:s/>113,4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244" calcext:value-type="float">
            <text:p><text:s/>2,244 <text:s/></text:p>
          </table:table-cell>
          <table:table-cell table:style-name="ce42" office:value-type="float" office:value="16465.24" calcext:value-type="float">
            <text:p><text:s/>16,4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5690.96" calcext:value-type="float">
            <text:p><text:s/>5,6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622.16" calcext:value-type="float">
            <text:p><text:s/>62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08.8" calcext:value-type="float">
            <text:p><text:s/>1,109 <text:s/></text:p>
          </table:table-cell>
          <table:table-cell table:style-name="ce42" office:value-type="float" office:value="482.08" calcext:value-type="float">
            <text:p><text:s/>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4693.30053088" calcext:value-type="float">
            <text:p><text:s/>274,693 <text:s/></text:p>
          </table:table-cell>
          <table:table-cell table:style-name="ce42" office:value-type="float" office:value="161939.6240094" calcext:value-type="float">
            <text:p><text:s/>161,9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79103.2" calcext:value-type="float">
            <text:p><text:s/>79,103 <text:s/></text:p>
          </table:table-cell>
          <table:table-cell table:style-name="ce43" office:value-type="float" office:value="25614.64" calcext:value-type="float">
            <text:p><text:s/>25,61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680" calcext:value-type="float">
            <text:p><text:s/>364,680 <text:s/></text:p>
          </table:table-cell>
          <table:table-cell table:style-name="ce42" office:value-type="float" office:value="751185" calcext:value-type="float">
            <text:p><text:s/>751,185 <text:s/></text:p>
          </table:table-cell>
          <table:table-cell table:style-name="ce42" office:value-type="float" office:value="318512.288517884" calcext:value-type="float">
            <text:p><text:s/>318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56.68" calcext:value-type="float">
            <text:p><text:s/>22,857 <text:s/></text:p>
          </table:table-cell>
          <table:table-cell table:style-name="ce42" office:value-type="float" office:value="919356.189" calcext:value-type="float">
            <text:p><text:s/>919,3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680" calcext:value-type="float">
            <text:p><text:s/>364,680 <text:s/></text:p>
          </table:table-cell>
          <table:table-cell table:style-name="ce42" office:value-type="float" office:value="751185" calcext:value-type="float">
            <text:p><text:s/>751,185 <text:s/></text:p>
          </table:table-cell>
          <table:table-cell table:style-name="ce42" office:value-type="float" office:value="318512.288517884" calcext:value-type="float">
            <text:p><text:s/>318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56.68" calcext:value-type="float">
            <text:p><text:s/>22,857 <text:s/></text:p>
          </table:table-cell>
          <table:table-cell table:style-name="ce42" office:value-type="float" office:value="919356.189" calcext:value-type="float">
            <text:p><text:s/>919,35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98294.18574344" calcext:value-type="float">
            <text:p><text:s/>2,098,294 <text:s/></text:p>
          </table:table-cell>
          <table:table-cell table:style-name="ce42" office:value-type="float" office:value="26044582.3585026" calcext:value-type="float">
            <text:p><text:s/>26,044,5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97449.21842244" calcext:value-type="float">
            <text:p><text:s/>2,097,449 <text:s/></text:p>
          </table:table-cell>
          <table:table-cell table:style-name="ce42" office:value-type="float" office:value="22992579.6975776" calcext:value-type="float">
            <text:p><text:s/>22,992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7.126122" calcext:value-type="float">
            <text:p><text:s/>4,8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844.967321" calcext:value-type="float">
            <text:p><text:s/>845 <text:s/></text:p>
          </table:table-cell>
          <table:table-cell table:style-name="ce42" office:value-type="float" office:value="3047185.534803" calcext:value-type="float">
            <text:p><text:s/>3,047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20800.8" calcext:value-type="float">
            <text:p><text:s/>720,80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35269.428254518" calcext:value-type="float">
            <text:p><text:s/>235,269 <text:s/></text:p>
          </table:table-cell>
          <table:table-cell table:number-columns-repeated="2" table:style-name="ce41" office:value-type="float" office:value="54156.8955155184" calcext:value-type="float">
            <text:p><text:s/>54,157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181112.532739" calcext:value-type="float">
            <text:p><text:s/>181,11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091964.4" calcext:value-type="float">
            <text:p><text:s/>3,091,9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91964.4" calcext:value-type="float">
            <text:p><text:s/>3,091,9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49746.7" calcext:value-type="float">
            <text:p><text:s/>149,747 <text:s/></text:p>
          </table:table-cell>
          <table:table-cell table:style-name="ce42" office:value-type="float" office:value="121894.4" calcext:value-type="float">
            <text:p><text:s/>121,894 <text:s/></text:p>
          </table:table-cell>
          <table:table-cell table:style-name="ce42" office:value-type="float" office:value="27852.3" calcext:value-type="float">
            <text:p><text:s/>27,8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663018.5" calcext:value-type="float">
            <text:p><text:s/>3,663,019 <text:s/></text:p>
          </table:table-cell>
          <table:table-cell table:style-name="ce43" office:value-type="float" office:value="598906.4" calcext:value-type="float">
            <text:p><text:s/>598,906 <text:s/></text:p>
          </table:table-cell>
          <table:table-cell table:style-name="ce43" office:value-type="float" office:value="3064112.1" calcext:value-type="float">
            <text:p><text:s/>3,064,112 <text:s/></text:p>
          </table:table-cell>
          <table:table-cell table:style-name="ce43" office:value-type="float" office:value="235269.428254518" calcext:value-type="float">
            <text:p><text:s/>235,269 <text:s/></text:p>
          </table:table-cell>
          <table:table-cell table:number-columns-repeated="2" table:style-name="ce43" office:value-type="float" office:value="54156.8955155184" calcext:value-type="float">
            <text:p><text:s/>54,1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81112.532739" calcext:value-type="float">
            <text:p><text:s/>181,1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064057.2" calcext:value-type="float">
            <text:p><text:s/>3,064,0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4057.2" calcext:value-type="float">
            <text:p><text:s/>3,064,0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340122.88961625" calcext:value-type="float">
            <text:p><text:s/>1,340,123 <text:s/></text:p>
          </table:table-cell>
          <table:table-cell table:style-name="ce42" office:value-type="float" office:value="2145.11346" calcext:value-type="float">
            <text:p><text:s/>2,145 <text:s/></text:p>
          </table:table-cell>
          <table:table-cell table:style-name="ce42" office:value-type="float" office:value="1337977.77615625" calcext:value-type="float">
            <text:p><text:s/>1,337,978 <text:s/></text:p>
          </table:table-cell>
          <table:table-cell table:style-name="ce42" office:value-type="float" office:value="199686.546291084" calcext:value-type="float">
            <text:p><text:s/>199,687 <text:s/></text:p>
          </table:table-cell>
          <table:table-cell table:number-columns-repeated="2" table:style-name="ce42" office:value-type="float" office:value="54156.8955189344" calcext:value-type="float">
            <text:p><text:s/>54,1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529.65077215" calcext:value-type="float">
            <text:p><text:s/>145,5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13378.1" calcext:value-type="float">
            <text:p><text:s/>1,313,3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3378.1" calcext:value-type="float">
            <text:p><text:s/>1,313,3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6744.789616246" calcext:value-type="float">
            <text:p><text:s/>26,745 <text:s/></text:p>
          </table:table-cell>
          <table:table-cell table:style-name="ce43" office:value-type="float" office:value="2145.11346" calcext:value-type="float">
            <text:p><text:s/>2,145 <text:s/></text:p>
          </table:table-cell>
          <table:table-cell table:style-name="ce43" office:value-type="float" office:value="24599.676156246" calcext:value-type="float">
            <text:p><text:s/>24,600 <text:s/></text:p>
          </table:table-cell>
          <table:table-cell table:style-name="ce43" office:value-type="float" office:value="199686.546291084" calcext:value-type="float">
            <text:p><text:s/>199,687 <text:s/></text:p>
          </table:table-cell>
          <table:table-cell table:number-columns-repeated="2" table:style-name="ce43" office:value-type="float" office:value="54156.8955189344" calcext:value-type="float">
            <text:p><text:s/>54,15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5529.65077215" calcext:value-type="float">
            <text:p><text:s/>145,5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030482" calcext:value-type="float">
            <text:p><text:s/>3,030,482 <text:s/></text:p>
          </table:table-cell>
          <table:table-cell table:style-name="ce42" office:value-type="float" office:value="740979.2" calcext:value-type="float">
            <text:p><text:s/>740,979 <text:s/></text:p>
          </table:table-cell>
          <table:table-cell table:style-name="ce42" office:value-type="float" office:value="2289502.8" calcext:value-type="float">
            <text:p><text:s/>2,289,5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3030482" calcext:value-type="float">
            <text:p><text:s/>3,030,482 <text:s/></text:p>
          </table:table-cell>
          <table:table-cell table:style-name="ce43" office:value-type="float" office:value="740979.2" calcext:value-type="float">
            <text:p><text:s/>740,979 <text:s/></text:p>
          </table:table-cell>
          <table:table-cell table:style-name="ce43" office:value-type="float" office:value="2289502.8" calcext:value-type="float">
            <text:p><text:s/>2,289,50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06611.700251118" calcext:value-type="float">
            <text:p><text:s/>706,612 <text:s/></text:p>
          </table:table-cell>
          <table:table-cell table:style-name="ce42" office:value-type="float" office:value="18769.6" calcext:value-type="float">
            <text:p><text:s/>18,770 <text:s/></text:p>
          </table:table-cell>
          <table:table-cell table:style-name="ce42" office:value-type="float" office:value="687842.100251118" calcext:value-type="float">
            <text:p><text:s/>687,8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06611.700251118" calcext:value-type="float">
            <text:p><text:s/>706,612 <text:s/></text:p>
          </table:table-cell>
          <table:table-cell table:style-name="ce42" office:value-type="float" office:value="18769.6" calcext:value-type="float">
            <text:p><text:s/>18,770 <text:s/></text:p>
          </table:table-cell>
          <table:table-cell table:style-name="ce42" office:value-type="float" office:value="687842.100251118" calcext:value-type="float">
            <text:p><text:s/>687,8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82708.71013264" calcext:value-type="float">
            <text:p><text:s/>1,582,709 <text:s/></text:p>
          </table:table-cell>
          <table:table-cell table:style-name="ce44" office:value-type="float" office:value="1318970.88654" calcext:value-type="float">
            <text:p><text:s/>1,318,971 <text:s/></text:p>
          </table:table-cell>
          <table:table-cell table:style-name="ce44" office:value-type="float" office:value="263737.823592636" calcext:value-type="float">
            <text:p><text:s/>263,738 <text:s/></text:p>
          </table:table-cell>
          <table:table-cell table:style-name="ce44" office:value-type="float" office:value="35582.881963434" calcext:value-type="float">
            <text:p><text:s/>35,583 <text:s/></text:p>
          </table:table-cell>
          <table:table-cell table:number-columns-repeated="2" table:style-name="ce44" office:value-type="float" office:value="-0.000003415968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5582.88196685" calcext:value-type="float">
            <text:p><text:s/>35,58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276051.91013264" calcext:value-type="float">
            <text:p><text:s/>1,276,052 <text:s/></text:p>
          </table:table-cell>
          <table:table-cell table:style-name="ce44" office:value-type="float" office:value="1012314.08654" calcext:value-type="float">
            <text:p><text:s/>1,012,314 <text:s/></text:p>
          </table:table-cell>
          <table:table-cell table:style-name="ce44" office:value-type="float" office:value="263737.823592636" calcext:value-type="float">
            <text:p><text:s/>263,738 <text:s/></text:p>
          </table:table-cell>
          <table:table-cell table:style-name="ce44" office:value-type="float" office:value="35582.881963434" calcext:value-type="float">
            <text:p><text:s/>35,583 <text:s/></text:p>
          </table:table-cell>
          <table:table-cell table:number-columns-repeated="2" table:style-name="ce44" office:value-type="float" office:value="-0.000003415968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5582.88196685" calcext:value-type="float">
            <text:p><text:s/>35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49968.910132636" calcext:value-type="float">
            <text:p><text:s/>549,969 <text:s/></text:p>
          </table:table-cell>
          <table:table-cell table:style-name="ce42" office:value-type="float" office:value="335657.28654" calcext:value-type="float">
            <text:p><text:s/>335,657 <text:s/></text:p>
          </table:table-cell>
          <table:table-cell table:style-name="ce42" office:value-type="float" office:value="214311.623592636" calcext:value-type="float">
            <text:p><text:s/>214,312 <text:s/></text:p>
          </table:table-cell>
          <table:table-cell table:style-name="ce42" office:value-type="float" office:value="35582.881963434" calcext:value-type="float">
            <text:p><text:s/>35,583 <text:s/></text:p>
          </table:table-cell>
          <table:table-cell table:number-columns-repeated="2" table:style-name="ce42" office:value-type="float" office:value="-0.000003415968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582.88196685" calcext:value-type="float">
            <text:p><text:s/>35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1770.08654" calcext:value-type="float">
            <text:p><text:s/>11,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17030.4" calcext:value-type="float">
            <text:p><text:s/>17,0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3415968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9965.823592636" calcext:value-type="float">
            <text:p><text:s/>89,9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965.823592636" calcext:value-type="float">
            <text:p><text:s/>89,9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9965.823592636" calcext:value-type="float">
            <text:p><text:s/>89,9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965.823592636" calcext:value-type="float">
            <text:p><text:s/>89,9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9965.823592636" calcext:value-type="float">
            <text:p>( 89,966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9965.823592636" calcext:value-type="float">
            <text:p>( 89,96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8356.8" calcext:value-type="float">
            <text:p><text:s/>8,3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207.4" calcext:value-type="float">
            <text:p><text:s/>5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07.4" calcext:value-type="float">
            <text:p><text:s/>5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313.6" calcext:value-type="float">
            <text:p><text:s/>31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8932.8" calcext:value-type="float">
            <text:p><text:s/>258,933 <text:s/></text:p>
          </table:table-cell>
          <table:table-cell table:style-name="ce42" office:value-type="float" office:value="244792" calcext:value-type="float">
            <text:p><text:s/>244,792 <text:s/></text:p>
          </table:table-cell>
          <table:table-cell table:style-name="ce42" office:value-type="float" office:value="14140.8" calcext:value-type="float">
            <text:p><text:s/>14,1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58932.8" calcext:value-type="float">
            <text:p><text:s/>258,933 <text:s/></text:p>
          </table:table-cell>
          <table:table-cell table:style-name="ce42" office:value-type="float" office:value="244792" calcext:value-type="float">
            <text:p><text:s/>244,792 <text:s/></text:p>
          </table:table-cell>
          <table:table-cell table:style-name="ce42" office:value-type="float" office:value="14140.8" calcext:value-type="float">
            <text:p><text:s/>14,1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23704.8" calcext:value-type="float">
            <text:p>( 123,70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40564.8" calcext:value-type="float">
            <text:p>( 40,56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97677.9" calcext:value-type="float">
            <text:p><text:s/>97,6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677.9" calcext:value-type="float">
            <text:p><text:s/>97,6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7677.9" calcext:value-type="float">
            <text:p><text:s/>97,6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677.9" calcext:value-type="float">
            <text:p><text:s/>97,6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8924" calcext:value-type="float">
            <text:p><text:s/>8,924 <text:s/></text:p>
          </table:table-cell>
          <table:table-cell table:style-name="ce42" office:value-type="float" office:value="2962.4" calcext:value-type="float">
            <text:p><text:s/>2,962 <text:s/></text:p>
          </table:table-cell>
          <table:table-cell table:style-name="ce42" office:value-type="float" office:value="5961.6" calcext:value-type="float">
            <text:p><text:s/>5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550.4" calcext:value-type="float">
            <text:p><text:s/>1,55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8847.5" calcext:value-type="float">
            <text:p><text:s/>48,848 <text:s/></text:p>
          </table:table-cell>
          <table:table-cell table:style-name="ce42" office:value-type="float" office:value="48708" calcext:value-type="float">
            <text:p><text:s/>48,708 <text:s/></text:p>
          </table:table-cell>
          <table:table-cell table:style-name="ce42" office:value-type="float" office:value="139.5" calcext:value-type="float">
            <text:p><text:s/>1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18.6" calcext:value-type="float">
            <text:p><text:s/>1,2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8.6" calcext:value-type="float">
            <text:p><text:s/>1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73.6" calcext:value-type="float">
            <text:p><text:s/>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82.88196685" calcext:value-type="float">
            <text:p><text:s/>35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582.88196685" calcext:value-type="float">
            <text:p><text:s/>35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40539.5" calcext:value-type="float">
            <text:p><text:s/>140,540 <text:s/></text:p>
          </table:table-cell>
          <table:table-cell table:style-name="ce42" office:value-type="float" office:value="110145.6" calcext:value-type="float">
            <text:p><text:s/>110,146 <text:s/></text:p>
          </table:table-cell>
          <table:table-cell table:style-name="ce42" office:value-type="float" office:value="30393.9" calcext:value-type="float">
            <text:p><text:s/>30,3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7413.9" calcext:value-type="float">
            <text:p><text:s/>117,414 <text:s/></text:p>
          </table:table-cell>
          <table:table-cell table:style-name="ce42" office:value-type="float" office:value="95156" calcext:value-type="float">
            <text:p><text:s/>95,156 <text:s/></text:p>
          </table:table-cell>
          <table:table-cell table:style-name="ce42" office:value-type="float" office:value="22257.9" calcext:value-type="float">
            <text:p><text:s/>22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233.8" calcext:value-type="float">
            <text:p><text:s/>20,234 <text:s/></text:p>
          </table:table-cell>
          <table:table-cell table:style-name="ce42" office:value-type="float" office:value="12427.2" calcext:value-type="float">
            <text:p><text:s/>12,427 <text:s/></text:p>
          </table:table-cell>
          <table:table-cell table:style-name="ce42" office:value-type="float" office:value="7806.6" calcext:value-type="float">
            <text:p><text:s/>7,8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891.8" calcext:value-type="float">
            <text:p><text:s/>2,892 <text:s/></text:p>
          </table:table-cell>
          <table:table-cell table:style-name="ce43" office:value-type="float" office:value="2562.4" calcext:value-type="float">
            <text:p><text:s/>2,562 <text:s/></text:p>
          </table:table-cell>
          <table:table-cell table:style-name="ce43" office:value-type="float" office:value="329.4" calcext:value-type="float">
            <text:p><text:s/>32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85543.5" calcext:value-type="float">
            <text:p><text:s/>585,544 <text:s/></text:p>
          </table:table-cell>
          <table:table-cell table:style-name="ce44" office:value-type="float" office:value="566511.2" calcext:value-type="float">
            <text:p><text:s/>566,511 <text:s/></text:p>
          </table:table-cell>
          <table:table-cell table:style-name="ce44" office:value-type="float" office:value="19032.3" calcext:value-type="float">
            <text:p><text:s/>19,03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306656.8" calcext:value-type="float">
            <text:p><text:s/>306,6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306656.8" calcext:value-type="float">
            <text:p><text:s/>306,6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228968.201059" calcext:value-type="float">
            <text:p><text:s/>6,228,968 <text:s/></text:p>
          </table:table-cell>
          <table:table-cell table:style-name="ce42" office:value-type="float" office:value="28360" calcext:value-type="float">
            <text:p><text:s/>28,360 <text:s/></text:p>
          </table:table-cell>
          <table:table-cell table:style-name="ce42" office:value-type="float" office:value="6200608.201059" calcext:value-type="float">
            <text:p><text:s/>6,200,608 <text:s/></text:p>
          </table:table-cell>
          <table:table-cell table:style-name="ce42" office:value-type="float" office:value="690861.962688" calcext:value-type="float">
            <text:p><text:s/>690,862 <text:s/></text:p>
          </table:table-cell>
          <table:table-cell table:number-columns-repeated="2" table:style-name="ce42" office:value-type="float" office:value="248893.332688" calcext:value-type="float">
            <text:p><text:s/>248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968.63" calcext:value-type="float">
            <text:p><text:s/>441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40412.233" calcext:value-type="float">
            <text:p><text:s/>5,940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0412.233" calcext:value-type="float">
            <text:p><text:s/>5,940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8555.968059" calcext:value-type="float">
            <text:p><text:s/>288,556 <text:s/></text:p>
          </table:table-cell>
          <table:table-cell table:style-name="ce42" office:value-type="float" office:value="28360" calcext:value-type="float">
            <text:p><text:s/>28,360 <text:s/></text:p>
          </table:table-cell>
          <table:table-cell table:style-name="ce42" office:value-type="float" office:value="260195.968059" calcext:value-type="float">
            <text:p><text:s/>260,196 <text:s/></text:p>
          </table:table-cell>
          <table:table-cell table:style-name="ce42" office:value-type="float" office:value="690861.962688" calcext:value-type="float">
            <text:p><text:s/>690,862 <text:s/></text:p>
          </table:table-cell>
          <table:table-cell table:number-columns-repeated="2" table:style-name="ce42" office:value-type="float" office:value="248893.332688" calcext:value-type="float">
            <text:p><text:s/>248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968.63" calcext:value-type="float">
            <text:p><text:s/>441,9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07902.657588" calcext:value-type="float">
            <text:p><text:s/>407,903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847472.264176" calcext:value-type="float">
            <text:p><text:s/>9,847,4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847472.264176" calcext:value-type="float">
            <text:p><text:s/>9,847,472 <text:s/></text:p>
          </table:table-cell>
          <table:table-cell table:style-name="ce43" office:value-type="float" office:value="407902.657588" calcext:value-type="float">
            <text:p><text:s/>407,90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154.424511924" calcext:value-type="float">
            <text:p><text:s/>14,15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847472.264176" calcext:value-type="float">
            <text:p><text:s/>9,847,472 <text:s/></text:p>
          </table:table-cell>
          <table:table-cell table:style-name="ce42" office:value-type="float" office:value="777776.273588" calcext:value-type="float">
            <text:p><text:s/>777,7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847472.264176" calcext:value-type="float">
            <text:p><text:s/>9,847,472 <text:s/></text:p>
          </table:table-cell>
          <table:table-cell table:style-name="ce42" office:value-type="float" office:value="777776.273588" calcext:value-type="float">
            <text:p><text:s/>777,7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873.616" calcext:value-type="float">
            <text:p><text:s/>369,8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08771.529126" calcext:value-type="float">
            <text:p><text:s/>12,208,7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9873.616" calcext:value-type="float">
            <text:p><text:s/>369,8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08771.529126" calcext:value-type="float">
            <text:p><text:s/>12,208,77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6304.567668" calcext:value-type="float">
            <text:p><text:s/>1,226,3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4.633966" calcext:value-type="float">
            <text:p><text:s/>67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.205766" calcext:value-type="float">
            <text:p><text:s/>2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4.354212" calcext:value-type="float">
            <text:p><text:s/>52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139.210708" calcext:value-type="float">
            <text:p><text:s/>265,13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9808.868196" calcext:value-type="float">
            <text:p><text:s/>479,80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7234.296" calcext:value-type="float">
            <text:p><text:s/>477,23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0.947654" calcext:value-type="float">
            <text:p><text:s/>2,691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1.051166" calcext:value-type="float">
            <text:p><text:s/>2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44235.358474076" calcext:value-type="float">
            <text:p><text:s/>644,235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324077.178472" calcext:value-type="float">
            <text:p><text:s/>10,324,07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324077.178472" calcext:value-type="float">
            <text:p><text:s/>10,324,0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24954.271062" calcext:value-type="float">
            <text:p><text:s/>5,424,9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47.670586" calcext:value-type="float">
            <text:p><text:s/>14,6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886.12406" calcext:value-type="float">
            <text:p><text:s/>264,8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1972.697978" calcext:value-type="float">
            <text:p><text:s/>671,97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85.356728" calcext:value-type="float">
            <text:p><text:s/>16,9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36.36881" calcext:value-type="float">
            <text:p><text:s/>49,0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955.344776" calcext:value-type="float">
            <text:p><text:s/>309,9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777.37512" calcext:value-type="float">
            <text:p><text:s/>25,7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4244.109576" calcext:value-type="float">
            <text:p><text:s/>1,094,2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6706.84965" calcext:value-type="float">
            <text:p><text:s/>386,7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2466.766124" calcext:value-type="float">
            <text:p>( 132,46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1379.45766" calcext:value-type="float">
            <text:p>( 231,379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860.625866" calcext:value-type="float">
            <text:p>( 22,86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611.201296" calcext:value-type="float">
            <text:p><text:s/>508,6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926.05863" calcext:value-type="float">
            <text:p><text:s/>198,92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197.768052" calcext:value-type="float">
            <text:p><text:s/>194,1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467.347676" calcext:value-type="float">
            <text:p><text:s/>56,46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46270.983224" calcext:value-type="float">
            <text:p><text:s/>246,2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2396.019432" calcext:value-type="float">
            <text:p><text:s/>392,3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066.091334" calcext:value-type="float">
            <text:p><text:s/>210,0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329.928098" calcext:value-type="float">
            <text:p><text:s/>182,3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6241.182822" calcext:value-type="float">
            <text:p><text:s/>706,2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6614.76057" calcext:value-type="float">
            <text:p><text:s/>676,6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626.422252" calcext:value-type="float">
            <text:p><text:s/>29,6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309.889414" calcext:value-type="float">
            <text:p>( 12,310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187.255884" calcext:value-type="float">
            <text:p><text:s/>344,18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9657.553764" calcext:value-type="float">
            <text:p><text:s/>129,6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3131.050228" calcext:value-type="float">
            <text:p><text:s/>553,1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803.031334" calcext:value-type="float">
            <text:p><text:s/>114,8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829.124402" calcext:value-type="float">
            <text:p><text:s/>104,8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741.480832" calcext:value-type="float">
            <text:p><text:s/>92,7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26.425778" calcext:value-type="float">
            <text:p><text:s/>42,526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25.6648" calcext:value-type="float">
            <text:p><text:s/>21,8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825.6648" calcext:value-type="float">
            <text:p><text:s/>21,8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200.529764" calcext:value-type="float">
            <text:p><text:s/>191,2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098.923296" calcext:value-type="float">
            <text:p><text:s/>38,09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3101.606468" calcext:value-type="float">
            <text:p><text:s/>153,1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14234.392898" calcext:value-type="float">
            <text:p><text:s/>2,314,2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1023.400837342" calcext:value-type="float">
            <text:p><text:s/>271,0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352.873657578" calcext:value-type="float">
            <text:p><text:s/>112,35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41.462872" calcext:value-type="float">
            <text:p><text:s/>30,9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36.141602" calcext:value-type="float">
            <text:p><text:s/>29,5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361.82096" calcext:value-type="float">
            <text:p><text:s/>63,3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031.7712521692" calcext:value-type="float">
            <text:p><text:s/>61,03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91.683287146" calcext:value-type="float">
            <text:p><text:s/>24,69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952.254261765" calcext:value-type="float">
            <text:p><text:s/>344,9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3925.0741" calcext:value-type="float">
            <text:p><text:s/>283,92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92417.910068" calcext:value-type="float">
            <text:p><text:s/>1,092,418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371862.319948" calcext:value-type="float">
            <text:p><text:s/>2,371,8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787690.96" calcext:value-type="float">
            <text:p><text:s/>37,787,691 <text:s/></text:p>
          </table:table-cell>
          <table:table-cell table:style-name="ce42" office:value-type="float" office:value="9043910.158" calcext:value-type="float">
            <text:p><text:s/>9,043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7787690.96" calcext:value-type="float">
            <text:p><text:s/>37,787,691 <text:s/></text:p>
          </table:table-cell>
          <table:table-cell table:style-name="ce42" office:value-type="float" office:value="9043910.158" calcext:value-type="float">
            <text:p><text:s/>9,043,9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5年(西元199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4315.9" calcext:value-type="float">
            <text:p><text:s/>54,31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58892.37984252" calcext:value-type="float">
            <text:p><text:s/>1,558,892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969049.9027525" calcext:value-type="float">
            <text:p><text:s/>71,969,05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1499.90378342" calcext:value-type="float">
            <text:p><text:s/>2,381,500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8401.6" calcext:value-type="float">
            <text:p><text:s/>2,318,402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4834.4" calcext:value-type="float">
            <text:p><text:s/>1,384,83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2635.8729125" calcext:value-type="float">
            <text:p><text:s/>2,022,636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4315.9" calcext:value-type="float">
            <text:p><text:s/>54,31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5420570.5058991" calcext:value-type="float">
            <text:p><text:s/>65,420,57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81363.994" calcext:value-type="float">
            <text:p><text:s/>5,281,364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0033.778101924" calcext:value-type="float">
            <text:p><text:s/>400,034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219531.1436874" calcext:value-type="float">
            <text:p><text:s/>67,219,531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8679.297" calcext:value-type="float">
            <text:p><text:s/>2,958,679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8387.3312916" calcext:value-type="float">
            <text:p><text:s/>2,178,38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359170.6" calcext:value-type="float">
            <text:p><text:s/>32,359,171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91020.7122887" calcext:value-type="float">
            <text:p><text:s/>26,791,021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79.96" calcext:value-type="float">
            <text:p><text:s/>57,580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74693.24310718" calcext:value-type="float">
            <text:p><text:s/>2,874,69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083277.496372" calcext:value-type="float">
            <text:p><text:s/>54,083,27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96053.9489736" calcext:value-type="float">
            <text:p><text:s/>50,096,054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87223.5473984" calcext:value-type="float">
            <text:p><text:s/>3,987,22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38109.86005898" calcext:value-type="float">
            <text:p><text:s/>4,238,110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1.913966" calcext:value-type="float">
            <text:p><text:s/>752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9026.053166" calcext:value-type="float">
            <text:p><text:s/>289,026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062.6752" calcext:value-type="float">
            <text:p><text:s/>287,063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2.754212" calcext:value-type="float">
            <text:p><text:s/>773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0662.39049898" calcext:value-type="float">
            <text:p><text:s/>2,700,662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866.658196" calcext:value-type="float">
            <text:p><text:s/>479,86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7234.296" calcext:value-type="float">
            <text:p><text:s/>477,234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0.947654" calcext:value-type="float">
            <text:p><text:s/>2,691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.171166" calcext:value-type="float">
            <text:p><text:s/>42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49988.478784076" calcext:value-type="float">
            <text:p><text:s/>649,988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315.9" calcext:value-type="float">
            <text:p><text:s/>54,3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1714820.7476386" calcext:value-type="float">
            <text:p><text:s/>41,714,821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315.9" calcext:value-type="float">
            <text:p><text:s/>54,3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818807.2801208" calcext:value-type="float">
            <text:p><text:s/>34,818,807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17158.5789925" calcext:value-type="float">
            <text:p><text:s/>16,017,159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28.002512" calcext:value-type="float">
            <text:p><text:s/>45,02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7453.222139217" calcext:value-type="float">
            <text:p><text:s/>697,453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6756.40964399" calcext:value-type="float">
            <text:p><text:s/>1,906,756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48.650955" calcext:value-type="float">
            <text:p><text:s/>57,649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655.038769" calcext:value-type="float">
            <text:p><text:s/>59,655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4194.61279547" calcext:value-type="float">
            <text:p><text:s/>1,044,195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39.568567" calcext:value-type="float">
            <text:p><text:s/>36,740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81530.28510957" calcext:value-type="float">
            <text:p><text:s/>3,681,53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5514.51863527" calcext:value-type="float">
            <text:p><text:s/>2,075,515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57914.02440925" calcext:value-type="float">
            <text:p>( 1,457,914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94739.868360018" calcext:value-type="float">
            <text:p>( 594,740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860.625866" calcext:value-type="float">
            <text:p>( 22,86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7017.997576887" calcext:value-type="float">
            <text:p><text:s/>877,01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8224.522897411" calcext:value-type="float">
            <text:p><text:s/>728,225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73.246" calcext:value-type="float">
            <text:p><text:s/>77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738.999307" calcext:value-type="float">
            <text:p><text:s/>345,73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809.94050368" calcext:value-type="float">
            <text:p><text:s/>141,81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80176.0712548" calcext:value-type="float">
            <text:p><text:s/>480,176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4351.272047" calcext:value-type="float">
            <text:p><text:s/>3,044,351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4896.76955" calcext:value-type="float">
            <text:p><text:s/>2,094,897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9454.502497" calcext:value-type="float">
            <text:p><text:s/>949,455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9141.315794" calcext:value-type="float">
            <text:p>( 179,141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8178.605816" calcext:value-type="float">
            <text:p>( 48,179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4575.5983134" calcext:value-type="float">
            <text:p><text:s/>2,334,57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3966.6070094" calcext:value-type="float">
            <text:p><text:s/>2,193,967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608.991304" calcext:value-type="float">
            <text:p><text:s/>140,609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67.289414" calcext:value-type="float">
            <text:p>( 12,567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438.745382" calcext:value-type="float">
            <text:p><text:s/>474,439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53065.614987" calcext:value-type="float">
            <text:p><text:s/>153,06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4993.528933868" calcext:value-type="float">
            <text:p><text:s/>684,994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862.682329" calcext:value-type="float">
            <text:p><text:s/>173,863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061.583205" calcext:value-type="float">
            <text:p><text:s/>315,062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367.476460486" calcext:value-type="float">
            <text:p><text:s/>128,367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711.275778" calcext:value-type="float">
            <text:p><text:s/>211,711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54085.832052" calcext:value-type="float">
            <text:p><text:s/>10,054,08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383.05" calcext:value-type="float">
            <text:p><text:s/>358,383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23827.317252" calcext:value-type="float">
            <text:p><text:s/>9,323,82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400.0648" calcext:value-type="float">
            <text:p><text:s/>64,400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475.4" calcext:value-type="float">
            <text:p><text:s/>307,475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1175.779764" calcext:value-type="float">
            <text:p><text:s/>1,091,176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96.853296" calcext:value-type="float">
            <text:p><text:s/>39,997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1178.926468" calcext:value-type="float">
            <text:p><text:s/>1,051,179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29.477" calcext:value-type="float">
            <text:p><text:s/>1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67578.35443828" calcext:value-type="float">
            <text:p><text:s/>3,367,578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1023.400837342" calcext:value-type="float">
            <text:p><text:s/>271,023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7352.623657578" calcext:value-type="float">
            <text:p><text:s/>407,353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04.252872" calcext:value-type="float">
            <text:p><text:s/>49,704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27.101602" calcext:value-type="float">
            <text:p><text:s/>35,227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983.98096" calcext:value-type="float">
            <text:p><text:s/>63,984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627.3312521692" calcext:value-type="float">
            <text:p><text:s/>62,627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91.683287146" calcext:value-type="float">
            <text:p><text:s/>24,692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952.254261765" calcext:value-type="float">
            <text:p><text:s/>344,952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29.477" calcext:value-type="float">
            <text:p><text:s/>1,6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4942.08564028" calcext:value-type="float">
            <text:p><text:s/>904,942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03073.640068" calcext:value-type="float">
            <text:p><text:s/>1,203,07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2686.423" calcext:value-type="float">
            <text:p><text:s/>52,6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288808.734874" calcext:value-type="float">
            <text:p><text:s/>4,288,80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96013.46751789" calcext:value-type="float">
            <text:p><text:s/>6,896,013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96013.46751789" calcext:value-type="float">
            <text:p><text:s/>6,896,013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40596.56" calcext:value-type="float">
            <text:p>( 4,040,597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962472.667003" calcext:value-type="float">
            <text:p><text:s/>141,962,473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956049.667" calcext:value-type="float">
            <text:p><text:s/>126,956,05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313" calcext:value-type="float">
            <text:p><text:s/>145,31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61110.000003" calcext:value-type="float">
            <text:p><text:s/>14,861,110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